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2.39mm"/>
    </style:style>
    <style:style style:name="co13" style:family="table-column">
      <style:table-column-properties fo:break-before="auto" style:column-width="42.69mm"/>
    </style:style>
    <style:style style:name="co14" style:family="table-column">
      <style:table-column-properties fo:break-before="auto" style:column-width="35.93mm"/>
    </style:style>
    <style:style style:name="co15" style:family="table-column">
      <style:table-column-properties fo:break-before="auto" style:column-width="34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fcce4" fo:border="0.06pt solid #000000"/>
    </style:style>
    <style:style style:name="ce1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order="0.06pt solid #00000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c2e0ae" fo:border="0.06pt solid #000000"/>
    </style:style>
    <style:style style:name="ce8" style:family="table-cell" style:parent-style-name="Default">
      <style:table-cell-properties fo:background-color="#fcd3c1" fo:border="0.06pt solid #000000"/>
    </style:style>
    <style:style style:name="ce24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bcc" fo:border="0.06pt solid #000000"/>
    </style:style>
    <style:style style:name="ce1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eeeee" fo:border="0.06pt solid #000000"/>
    </style:style>
    <style:style style:name="ce28" style:family="table-cell" style:parent-style-name="Default">
      <style:table-cell-properties fo:background-color="#fcd4d1" fo:border="0.06pt solid #000000"/>
    </style:style>
    <style:style style:name="ce27" style:family="table-cell" style:parent-style-name="Default">
      <style:table-cell-properties fo:background-color="#fedcc6" fo:border="0.06pt solid #000000"/>
    </style:style>
    <style:style style:name="ce29" style:family="table-cell" style:parent-style-name="Default">
      <style:table-cell-properties fo:background-color="#fedcc6" fo:border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f9ae" fo:border="0.06pt solid #000000"/>
    </style:style>
    <style:style style:name="ce30" style:family="table-cell" style:parent-style-name="Default">
      <style:table-cell-properties fo:background-color="#ed1c2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1" table:number-columns-repeated="5" table:default-cell-style-name="ce1"/>
        <table:table-column table:style-name="co13" table:default-cell-style-name="ce1"/>
        <table:table-column table:style-name="co11" table:number-columns-repeated="5" table:default-cell-style-name="ce1"/>
        <table:table-column table:style-name="co14" table:default-cell-style-name="ce1"/>
        <table:table-column table:style-name="co11" table:number-columns-repeated="5" table:default-cell-style-name="ce1"/>
        <table:table-column table:style-name="co15" table:default-cell-style-name="ce1"/>
        <table:table-column table:style-name="co11" table:number-columns-repeated="988" table:default-cell-style-name="ce1"/>
        <table:table-row table:style-name="ro1"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/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2081" calcext:value-type="float">
            <text:p>208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3400" calcext:value-type="float">
            <text:p>340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181" calcext:value-type="float">
            <text:p>418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500" calcext:value-type="float">
            <text:p>2500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3845" calcext:value-type="float">
            <text:p>3845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845" calcext:value-type="float">
            <text:p>84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829" calcext:value-type="float">
            <text:p>829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922" calcext:value-type="float">
            <text:p>922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2570" calcext:value-type="float">
            <text:p>2570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684" calcext:value-type="float">
            <text:p>1684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850" calcext:value-type="float">
            <text:p>1850</text:p>
          </table:table-cell>
          <table:table-cell table:style-name="ce28" office:value-type="float" office:value="2210" calcext:value-type="float">
            <text:p>2210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3700" calcext:value-type="float">
            <text:p>3700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794" calcext:value-type="float">
            <text:p>794</text:p>
          </table:table-cell>
          <table:table-cell table:style-name="ce17" office:value-type="float" office:value="1097" calcext:value-type="float">
            <text:p>109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369" calcext:value-type="float">
            <text:p>1369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640" calcext:value-type="float">
            <text:p>1640</text:p>
          </table:table-cell>
          <table:table-cell table:style-name="ce17" office:value-type="float" office:value="370" calcext:value-type="float">
            <text:p>370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13" calcext:value-type="float">
            <text:p>11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329" calcext:value-type="float">
            <text:p>4329</text:p>
          </table:table-cell>
          <table:table-cell table:style-name="ce7" office:value-type="float" office:value="545" calcext:value-type="float">
            <text:p>54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601" calcext:value-type="float">
            <text:p>60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89" calcext:value-type="float">
            <text:p>389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517" calcext:value-type="float">
            <text:p>4517</text:p>
          </table:table-cell>
          <table:table-cell table:style-name="ce14" office:value-type="float" office:value="445" calcext:value-type="float">
            <text:p>44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105" calcext:value-type="float">
            <text:p>210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349" calcext:value-type="float">
            <text:p>4349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493" calcext:value-type="float">
            <text:p>49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610" calcext:value-type="float">
            <text:p>2610</text:p>
          </table:table-cell>
          <table:table-cell table:style-name="ce28" office:value-type="float" office:value="3125" calcext:value-type="float">
            <text:p>3125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586" calcext:value-type="float">
            <text:p>586</text:p>
          </table:table-cell>
          <table:table-cell table:style-name="ce17" office:value-type="float" office:value="1040" calcext:value-type="float">
            <text:p>1040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325" calcext:value-type="float">
            <text:p>1325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1768" calcext:value-type="float">
            <text:p>1768</text:p>
          </table:table-cell>
          <table:table-cell table:style-name="ce17" office:value-type="float" office:value="269" calcext:value-type="float">
            <text:p>269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4616" calcext:value-type="float">
            <text:p>4616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425" calcext:value-type="float">
            <text:p>3425</text:p>
          </table:table-cell>
          <table:table-cell table:style-name="ce7" office:value-type="float" office:value="585" calcext:value-type="float">
            <text:p>58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2545" calcext:value-type="float">
            <text:p>254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57" calcext:value-type="float">
            <text:p>25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692" calcext:value-type="float">
            <text:p>692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2657" calcext:value-type="float">
            <text:p>2657</text:p>
          </table:table-cell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810" calcext:value-type="float">
            <text:p>1810</text:p>
          </table:table-cell>
          <table:table-cell table:style-name="ce28" office:value-type="float" office:value="2554" calcext:value-type="float">
            <text:p>2554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985" calcext:value-type="float">
            <text:p>398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698" calcext:value-type="float">
            <text:p>698</text:p>
          </table:table-cell>
          <table:table-cell table:style-name="ce17" office:value-type="float" office:value="1025" calcext:value-type="float">
            <text:p>1025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433" calcext:value-type="float">
            <text:p>1433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1952" calcext:value-type="float">
            <text:p>1952</text:p>
          </table:table-cell>
          <table:table-cell table:style-name="ce17" office:value-type="float" office:value="260" calcext:value-type="float">
            <text:p>260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97" calcext:value-type="float">
            <text:p>9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970"/>
        </table:table-row>
        <table:table-row table:style-name="ro1">
          <table:table-cell table:style-name="ce2" office:value-type="float" office:value="2402" calcext:value-type="float">
            <text:p>2402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21" calcext:value-type="float">
            <text:p>262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880" calcext:value-type="float">
            <text:p>3880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2762" calcext:value-type="float">
            <text:p>2762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977" calcext:value-type="float">
            <text:p>977</text:p>
          </table:table-cell>
          <table:table-cell table:style-name="ce8" office:value-type="float" office:value="845" calcext:value-type="float">
            <text:p>84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233" calcext:value-type="float">
            <text:p>233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082" calcext:value-type="float">
            <text:p>4082</text:p>
          </table:table-cell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4804" calcext:value-type="float">
            <text:p>4804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610" calcext:value-type="float">
            <text:p>4610</text:p>
          </table:table-cell>
          <table:table-cell table:style-name="ce15" office:value-type="float" office:value="212" calcext:value-type="float">
            <text:p>21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700" calcext:value-type="float">
            <text:p>17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937" calcext:value-type="float">
            <text:p>1937</text:p>
          </table:table-cell>
          <table:table-cell table:style-name="ce28" office:value-type="float" office:value="2725" calcext:value-type="float">
            <text:p>2725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4082" calcext:value-type="float">
            <text:p>4082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821" calcext:value-type="float">
            <text:p>821</text:p>
          </table:table-cell>
          <table:table-cell table:style-name="ce17" office:value-type="float" office:value="1332" calcext:value-type="float">
            <text:p>133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508" calcext:value-type="float">
            <text:p>1508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1642" calcext:value-type="float">
            <text:p>1642</text:p>
          </table:table-cell>
          <table:table-cell table:style-name="ce17" office:value-type="float" office:value="245" calcext:value-type="float">
            <text:p>24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4525" calcext:value-type="float">
            <text:p>45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table:style-name="ce7" office:value-type="float" office:value="2357" calcext:value-type="float">
            <text:p>235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285" calcext:value-type="float">
            <text:p>228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804" calcext:value-type="float">
            <text:p>4804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697" calcext:value-type="float">
            <text:p>369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145" calcext:value-type="float">
            <text:p>1145</text:p>
          </table:table-cell>
          <table:table-cell table:number-columns-repeated="2" table:style-name="ce14" office:value-type="float" office:value="4901" calcext:value-type="float">
            <text:p>4901</text:p>
          </table:table-cell>
          <table:table-cell table:style-name="ce15" office:value-type="float" office:value="2564" calcext:value-type="float">
            <text:p>2564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040" calcext:value-type="float">
            <text:p>104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86" calcext:value-type="float">
            <text:p>2186</text:p>
          </table:table-cell>
          <table:table-cell table:style-name="ce28" office:value-type="float" office:value="2041" calcext:value-type="float">
            <text:p>204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3944" calcext:value-type="float">
            <text:p>3944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845" calcext:value-type="float">
            <text:p>845</text:p>
          </table:table-cell>
          <table:table-cell table:style-name="ce17" office:value-type="float" office:value="1261" calcext:value-type="float">
            <text:p>1261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493" calcext:value-type="float">
            <text:p>1493</text:p>
          </table:table-cell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1621" calcext:value-type="float">
            <text:p>1621</text:p>
          </table:table-cell>
          <table:table-cell table:style-name="ce17" office:value-type="float" office:value="292" calcext:value-type="float">
            <text:p>292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970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1325" calcext:value-type="float">
            <text:p>13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58" calcext:value-type="float">
            <text:p>458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181" calcext:value-type="float">
            <text:p>4181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941" calcext:value-type="float">
            <text:p>94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804" calcext:value-type="float">
            <text:p>480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690" calcext:value-type="float">
            <text:p>2690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165" calcext:value-type="float">
            <text:p>4165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16" calcext:value-type="float">
            <text:p>416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804" calcext:value-type="float">
            <text:p>4804</text:p>
          </table:table-cell>
          <table:table-cell table:style-name="ce15" office:value-type="float" office:value="4709" calcext:value-type="float">
            <text:p>4709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461" calcext:value-type="float">
            <text:p>46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330" calcext:value-type="float">
            <text:p>2330</text:p>
          </table:table-cell>
          <table:table-cell table:style-name="ce28" office:value-type="float" office:value="1145" calcext:value-type="float">
            <text:p>114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877" calcext:value-type="float">
            <text:p>877</text:p>
          </table:table-cell>
          <table:table-cell table:style-name="ce17" office:value-type="float" office:value="953" calcext:value-type="float">
            <text:p>953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297" calcext:value-type="float">
            <text:p>1297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697" calcext:value-type="float">
            <text:p>1697</text:p>
          </table:table-cell>
          <table:table-cell table:style-name="ce17" office:value-type="float" office:value="261" calcext:value-type="float">
            <text:p>261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97" calcext:value-type="float">
            <text:p>97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4001" calcext:value-type="float">
            <text:p>400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02" calcext:value-type="float">
            <text:p>4802</text:p>
          </table:table-cell>
          <table:table-cell table:style-name="ce7" office:value-type="float" office:value="3460" calcext:value-type="float">
            <text:p>3460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4525" calcext:value-type="float">
            <text:p>452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240" calcext:value-type="float">
            <text:p>4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804" calcext:value-type="float">
            <text:p>4804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4804" calcext:value-type="float">
            <text:p>4804</text:p>
          </table:table-cell>
          <table:table-cell table:style-name="ce15" office:value-type="float" office:value="842" calcext:value-type="float">
            <text:p>84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473" calcext:value-type="float">
            <text:p>2473</text:p>
          </table:table-cell>
          <table:table-cell table:style-name="ce28" office:value-type="float" office:value="3229" calcext:value-type="float">
            <text:p>3229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4082" calcext:value-type="float">
            <text:p>4082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929" calcext:value-type="float">
            <text:p>929</text:p>
          </table:table-cell>
          <table:table-cell table:style-name="ce17" office:value-type="float" office:value="1181" calcext:value-type="float">
            <text:p>1181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312" calcext:value-type="float">
            <text:p>1312</text:p>
          </table:table-cell>
          <table:table-cell table:style-name="ce17" office:value-type="float" office:value="269" calcext:value-type="float">
            <text:p>269</text:p>
          </table:table-cell>
          <table:table-cell table:style-name="ce17" office:value-type="float" office:value="1585" calcext:value-type="float">
            <text:p>1585</text:p>
          </table:table-cell>
          <table:table-cell table:style-name="ce17" office:value-type="float" office:value="298" calcext:value-type="float">
            <text:p>298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97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42" calcext:value-type="float">
            <text:p>264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705" calcext:value-type="float">
            <text:p>470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1373" calcext:value-type="float">
            <text:p>1373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692" calcext:value-type="float">
            <text:p>2692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082" calcext:value-type="float">
            <text:p>408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986" calcext:value-type="float">
            <text:p>986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517" calcext:value-type="float">
            <text:p>4517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09" calcext:value-type="float">
            <text:p>2509</text:p>
          </table:table-cell>
          <table:table-cell table:style-name="ce28" office:value-type="float" office:value="2938" calcext:value-type="float">
            <text:p>293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3809" calcext:value-type="float">
            <text:p>3809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820" calcext:value-type="float">
            <text:p>820</text:p>
          </table:table-cell>
          <table:table-cell table:style-name="ce17" office:value-type="float" office:value="1060" calcext:value-type="float">
            <text:p>1060</text:p>
          </table:table-cell>
          <table:table-cell table:style-name="ce17" office:value-type="float" office:value="257" calcext:value-type="float">
            <text:p>257</text:p>
          </table:table-cell>
          <table:table-cell table:style-name="ce17" office:value-type="float" office:value="1570" calcext:value-type="float">
            <text:p>1570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570" calcext:value-type="float">
            <text:p>1570</text:p>
          </table:table-cell>
          <table:table-cell table:style-name="ce17" office:value-type="float" office:value="292" calcext:value-type="float">
            <text:p>292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53" calcext:value-type="float">
            <text:p>353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436" calcext:value-type="float">
            <text:p>4436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524" calcext:value-type="float">
            <text:p>3524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337" calcext:value-type="float">
            <text:p>4337</text:p>
          </table:table-cell>
          <table:table-cell table:style-name="ce8" office:value-type="float" office:value="970" calcext:value-type="float">
            <text:p>97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077" calcext:value-type="float">
            <text:p>3077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45" calcext:value-type="float">
            <text:p>24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930" calcext:value-type="float">
            <text:p>2930</text:p>
          </table:table-cell>
          <table:table-cell table:number-columns-repeated="2" table:style-name="ce14" office:value-type="float" office:value="4901" calcext:value-type="float">
            <text:p>4901</text:p>
          </table:table-cell>
          <table:table-cell table:style-name="ce15" office:value-type="float" office:value="4349" calcext:value-type="float">
            <text:p>4349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986" calcext:value-type="float">
            <text:p>986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132" calcext:value-type="float">
            <text:p>2132</text:p>
          </table:table-cell>
          <table:table-cell table:style-name="ce28" office:value-type="float" office:value="3617" calcext:value-type="float">
            <text:p>3617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4001" calcext:value-type="float">
            <text:p>4001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4610" calcext:value-type="float">
            <text:p>4610</text:p>
          </table:table-cell>
          <table:table-cell table:style-name="ce28" office:value-type="float" office:value="725" calcext:value-type="float">
            <text:p>725</text:p>
          </table:table-cell>
          <table:table-cell table:style-name="ce17" office:value-type="float" office:value="1044" calcext:value-type="float">
            <text:p>1044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340" calcext:value-type="float">
            <text:p>340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417" calcext:value-type="float">
            <text:p>241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301" calcext:value-type="float">
            <text:p>3301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025" calcext:value-type="float">
            <text:p>202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96" calcext:value-type="float">
            <text:p>596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181" calcext:value-type="float">
            <text:p>4181</text:p>
          </table:table-cell>
          <table:table-cell table:style-name="ce14" office:value-type="float" office:value="520" calcext:value-type="float">
            <text:p>52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218" calcext:value-type="float">
            <text:p>2218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4804" calcext:value-type="float">
            <text:p>4804</text:p>
          </table:table-cell>
          <table:table-cell table:style-name="ce15" office:value-type="float" office:value="1492" calcext:value-type="float">
            <text:p>1492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85" calcext:value-type="float">
            <text:p>1385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509" calcext:value-type="float">
            <text:p>2509</text:p>
          </table:table-cell>
          <table:table-cell table:style-name="ce28" office:value-type="float" office:value="1037" calcext:value-type="float">
            <text:p>103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3869" calcext:value-type="float">
            <text:p>3869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4610" calcext:value-type="float">
            <text:p>4610</text:p>
          </table:table-cell>
          <table:table-cell table:style-name="ce28" office:value-type="float" office:value="909" calcext:value-type="float">
            <text:p>909</text:p>
          </table:table-cell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325" calcext:value-type="float">
            <text:p>32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690" calcext:value-type="float">
            <text:p>169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349" calcext:value-type="float">
            <text:p>434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301" calcext:value-type="float">
            <text:p>330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804" calcext:value-type="float">
            <text:p>4804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2896" calcext:value-type="float">
            <text:p>2896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804" calcext:value-type="float">
            <text:p>4804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365" calcext:value-type="float">
            <text:p>36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762" calcext:value-type="float">
            <text:p>2762</text:p>
          </table:table-cell>
          <table:table-cell table:style-name="ce28" office:value-type="float" office:value="3140" calcext:value-type="float">
            <text:p>314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264" calcext:value-type="float">
            <text:p>4264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517" calcext:value-type="float">
            <text:p>4517</text:p>
          </table:table-cell>
          <table:table-cell table:style-name="ce28" office:value-type="float" office:value="820" calcext:value-type="float">
            <text:p>820</text:p>
          </table:table-cell>
          <table:table-cell table:style-name="ce17" office:value-type="float" office:value="1261" calcext:value-type="float">
            <text:p>1261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378" calcext:value-type="float">
            <text:p>1378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636" calcext:value-type="float">
            <text:p>1636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2" office:value-type="float" office:value="4337" calcext:value-type="float">
            <text:p>433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329" calcext:value-type="float">
            <text:p>2329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1565" calcext:value-type="float">
            <text:p>156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944" calcext:value-type="float">
            <text:p>394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601" calcext:value-type="float">
            <text:p>601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261" calcext:value-type="float">
            <text:p>126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78" calcext:value-type="float">
            <text:p>578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341" calcext:value-type="float">
            <text:p>3341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3656" calcext:value-type="float">
            <text:p>3656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642" calcext:value-type="float">
            <text:p>2642</text:p>
          </table:table-cell>
          <table:table-cell table:style-name="ce28" office:value-type="float" office:value="3557" calcext:value-type="float">
            <text:p>355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3890" calcext:value-type="float">
            <text:p>3890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833" calcext:value-type="float">
            <text:p>833</text:p>
          </table:table-cell>
          <table:table-cell table:style-name="ce17" office:value-type="float" office:value="1594" calcext:value-type="float">
            <text:p>1594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332" calcext:value-type="float">
            <text:p>133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369" calcext:value-type="float">
            <text:p>369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10" calcext:value-type="float">
            <text:p>41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925" calcext:value-type="float">
            <text:p>292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4610" calcext:value-type="float">
            <text:p>4610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873" calcext:value-type="float">
            <text:p>1873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3845" calcext:value-type="float">
            <text:p>3845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401" calcext:value-type="float">
            <text:p>24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5" office:value-type="float" office:value="3944" calcext:value-type="float">
            <text:p>3944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12" calcext:value-type="float">
            <text:p>1312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340" calcext:value-type="float">
            <text:p>2340</text:p>
          </table:table-cell>
          <table:table-cell table:style-name="ce28" office:value-type="float" office:value="2545" calcext:value-type="float">
            <text:p>254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3845" calcext:value-type="float">
            <text:p>3845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4517" calcext:value-type="float">
            <text:p>4517</text:p>
          </table:table-cell>
          <table:table-cell table:style-name="ce28" office:value-type="float" office:value="802" calcext:value-type="float">
            <text:p>802</text:p>
          </table:table-cell>
          <table:table-cell table:style-name="ce17" office:value-type="float" office:value="1445" calcext:value-type="float">
            <text:p>1445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301" calcext:value-type="float">
            <text:p>1301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377" calcext:value-type="float">
            <text:p>377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48" calcext:value-type="float">
            <text:p>14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2" office:value-type="float" office:value="4165" calcext:value-type="float">
            <text:p>4165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2125" calcext:value-type="float">
            <text:p>2125</text:p>
          </table:table-cell>
          <table:table-cell table:style-name="ce7" office:value-type="float" office:value="1277" calcext:value-type="float">
            <text:p>127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626" calcext:value-type="float">
            <text:p>3626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525" calcext:value-type="float">
            <text:p>4525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581" calcext:value-type="float">
            <text:p>258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832" calcext:value-type="float">
            <text:p>1832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690" calcext:value-type="float">
            <text:p>2690</text:p>
          </table:table-cell>
          <table:table-cell table:style-name="ce28" office:value-type="float" office:value="2482" calcext:value-type="float">
            <text:p>2482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4250" calcext:value-type="float">
            <text:p>4250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656" calcext:value-type="float">
            <text:p>656</text:p>
          </table:table-cell>
          <table:table-cell table:style-name="ce17" office:value-type="float" office:value="1157" calcext:value-type="float">
            <text:p>1157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72" calcext:value-type="float">
            <text:p>272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97" calcext:value-type="float">
            <text:p>9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table:style-name="ce7" office:value-type="float" office:value="2890" calcext:value-type="float">
            <text:p>289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437" calcext:value-type="float">
            <text:p>243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986" calcext:value-type="float">
            <text:p>2986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1040" calcext:value-type="float">
            <text:p>1040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3845" calcext:value-type="float">
            <text:p>384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610" calcext:value-type="float">
            <text:p>461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025" calcext:value-type="float">
            <text:p>102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845" calcext:value-type="float">
            <text:p>2845</text:p>
          </table:table-cell>
          <table:table-cell table:style-name="ce28" office:value-type="float" office:value="3026" calcext:value-type="float">
            <text:p>3026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4181" calcext:value-type="float">
            <text:p>4181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776" calcext:value-type="float">
            <text:p>776</text:p>
          </table:table-cell>
          <table:table-cell table:style-name="ce17" office:value-type="float" office:value="592" calcext:value-type="float">
            <text:p>592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370" calcext:value-type="float">
            <text:p>1370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853" calcext:value-type="float">
            <text:p>1853</text:p>
          </table:table-cell>
          <table:table-cell table:style-name="ce17" office:value-type="float" office:value="260" calcext:value-type="float">
            <text:p>260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801" calcext:value-type="float">
            <text:p>1801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804" calcext:value-type="float">
            <text:p>4804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225" calcext:value-type="float">
            <text:p>222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100" calcext:value-type="float">
            <text:p>4100</text:p>
          </table:table-cell>
          <table:table-cell table:style-name="ce14" office:value-type="float" office:value="544" calcext:value-type="float">
            <text:p>544</text:p>
          </table:table-cell>
          <table:table-cell table:style-name="ce14" office:value-type="float" office:value="4705" calcext:value-type="float">
            <text:p>4705</text:p>
          </table:table-cell>
          <table:table-cell table:style-name="ce14" office:value-type="float" office:value="3301" calcext:value-type="float">
            <text:p>3301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001" calcext:value-type="float">
            <text:p>4001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210" calcext:value-type="float">
            <text:p>221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257" calcext:value-type="float">
            <text:p>2257</text:p>
          </table:table-cell>
          <table:table-cell table:style-name="ce28" office:value-type="float" office:value="2482" calcext:value-type="float">
            <text:p>2482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557" calcext:value-type="float">
            <text:p>557</text:p>
          </table:table-cell>
          <table:table-cell table:style-name="ce17" office:value-type="float" office:value="1017" calcext:value-type="float">
            <text:p>1017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1445" calcext:value-type="float">
            <text:p>1445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697" calcext:value-type="float">
            <text:p>1697</text:p>
          </table:table-cell>
          <table:table-cell table:style-name="ce17" office:value-type="float" office:value="365" calcext:value-type="float">
            <text:p>365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89" calcext:value-type="float">
            <text:p>8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293" calcext:value-type="float">
            <text:p>329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533" calcext:value-type="float">
            <text:p>2533</text:p>
          </table:table-cell>
          <table:table-cell table:number-columns-repeated="2" table:style-name="ce7" office:value-type="float" office:value="4901" calcext:value-type="float">
            <text:p>4901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930" calcext:value-type="float">
            <text:p>293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2690" calcext:value-type="float">
            <text:p>2690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86" calcext:value-type="float">
            <text:p>386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250" calcext:value-type="float">
            <text:p>4250</text:p>
          </table:table-cell>
          <table:table-cell table:style-name="ce15" office:value-type="float" office:value="1325" calcext:value-type="float">
            <text:p>132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570" calcext:value-type="float">
            <text:p>1570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1037" calcext:value-type="float">
            <text:p>1037</text:p>
          </table:table-cell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377" calcext:value-type="float">
            <text:p>1377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570" calcext:value-type="float">
            <text:p>1570</text:p>
          </table:table-cell>
          <table:table-cell table:style-name="ce17" office:value-type="float" office:value="257" calcext:value-type="float">
            <text:p>257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121" calcext:value-type="float">
            <text:p>12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426" calcext:value-type="float">
            <text:p>4426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850" calcext:value-type="float">
            <text:p>1850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608" calcext:value-type="float">
            <text:p>4608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45" calcext:value-type="float">
            <text:p>204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3944" calcext:value-type="float">
            <text:p>3944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25" calcext:value-type="float">
            <text:p>325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5" office:value-type="float" office:value="4709" calcext:value-type="float">
            <text:p>4709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445" calcext:value-type="float">
            <text:p>44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73" calcext:value-type="float">
            <text:p>2173</text:p>
          </table:table-cell>
          <table:table-cell table:style-name="ce28" office:value-type="float" office:value="2925" calcext:value-type="float">
            <text:p>292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3944" calcext:value-type="float">
            <text:p>3944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1157" calcext:value-type="float">
            <text:p>1157</text:p>
          </table:table-cell>
          <table:table-cell table:style-name="ce17" office:value-type="float" office:value="1109" calcext:value-type="float">
            <text:p>1109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385" calcext:value-type="float">
            <text:p>1385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1665" calcext:value-type="float">
            <text:p>1665</text:p>
          </table:table-cell>
          <table:table-cell table:style-name="ce17" office:value-type="float" office:value="233" calcext:value-type="float">
            <text:p>233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97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516" calcext:value-type="float">
            <text:p>2516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513" calcext:value-type="float">
            <text:p>4513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2330" calcext:value-type="float">
            <text:p>233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321" calcext:value-type="float">
            <text:p>3321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436" calcext:value-type="float">
            <text:p>4436</text:p>
          </table:table-cell>
          <table:table-cell table:style-name="ce14" office:value-type="float" office:value="610" calcext:value-type="float">
            <text:p>61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157" calcext:value-type="float">
            <text:p>1157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804" calcext:value-type="float">
            <text:p>4804</text:p>
          </table:table-cell>
          <table:table-cell table:style-name="ce15" office:value-type="float" office:value="914" calcext:value-type="float">
            <text:p>914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444" calcext:value-type="float">
            <text:p>1444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677" calcext:value-type="float">
            <text:p>2677</text:p>
          </table:table-cell>
          <table:table-cell table:style-name="ce28" office:value-type="float" office:value="3656" calcext:value-type="float">
            <text:p>365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697" calcext:value-type="float">
            <text:p>3697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4608" calcext:value-type="float">
            <text:p>4608</text:p>
          </table:table-cell>
          <table:table-cell table:style-name="ce28" office:value-type="float" office:value="544" calcext:value-type="float">
            <text:p>544</text:p>
          </table:table-cell>
          <table:table-cell table:style-name="ce17" office:value-type="float" office:value="1321" calcext:value-type="float">
            <text:p>1321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440" calcext:value-type="float">
            <text:p>1440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530" calcext:value-type="float">
            <text:p>1530</text:p>
          </table:table-cell>
          <table:table-cell table:style-name="ce17" office:value-type="float" office:value="409" calcext:value-type="float">
            <text:p>409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2" office:value-type="float" office:value="3770" calcext:value-type="float">
            <text:p>377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3560" calcext:value-type="float">
            <text:p>356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2756" calcext:value-type="float">
            <text:p>275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25" calcext:value-type="float">
            <text:p>32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730" calcext:value-type="float">
            <text:p>173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14" office:value-type="float" office:value="3362" calcext:value-type="float">
            <text:p>3362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665" calcext:value-type="float">
            <text:p>1665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100" calcext:value-type="float">
            <text:p>4100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666" calcext:value-type="float">
            <text:p>166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756" calcext:value-type="float">
            <text:p>2756</text:p>
          </table:table-cell>
          <table:table-cell table:style-name="ce28" office:value-type="float" office:value="3092" calcext:value-type="float">
            <text:p>309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426" calcext:value-type="float">
            <text:p>4426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757" calcext:value-type="float">
            <text:p>757</text:p>
          </table:table-cell>
          <table:table-cell table:style-name="ce17" office:value-type="float" office:value="269" calcext:value-type="float">
            <text:p>269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360" calcext:value-type="float">
            <text:p>1360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1513" calcext:value-type="float">
            <text:p>1513</text:p>
          </table:table-cell>
          <table:table-cell table:style-name="ce17" office:value-type="float" office:value="317" calcext:value-type="float">
            <text:p>317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2" office:value-type="float" office:value="2824" calcext:value-type="float">
            <text:p>2824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524" calcext:value-type="float">
            <text:p>3524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349" calcext:value-type="float">
            <text:p>4349</text:p>
          </table:table-cell>
          <table:table-cell table:style-name="ce7" office:value-type="float" office:value="4804" calcext:value-type="float">
            <text:p>4804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321" calcext:value-type="float">
            <text:p>132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804" calcext:value-type="float">
            <text:p>4804</text:p>
          </table:table-cell>
          <table:table-cell table:style-name="ce14" office:value-type="float" office:value="3904" calcext:value-type="float">
            <text:p>3904</text:p>
          </table:table-cell>
          <table:table-cell table:style-name="ce14" office:value-type="float" office:value="178" calcext:value-type="float">
            <text:p>178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24" calcext:value-type="float">
            <text:p>324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5" office:value-type="float" office:value="4525" calcext:value-type="float">
            <text:p>4525</text:p>
          </table:table-cell>
          <table:table-cell table:style-name="ce15" office:value-type="float" office:value="458" calcext:value-type="float">
            <text:p>458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801" calcext:value-type="float">
            <text:p>180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344" calcext:value-type="float">
            <text:p>2344</text:p>
          </table:table-cell>
          <table:table-cell table:style-name="ce28" office:value-type="float" office:value="3026" calcext:value-type="float">
            <text:p>302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021" calcext:value-type="float">
            <text:p>4021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4610" calcext:value-type="float">
            <text:p>4610</text:p>
          </table:table-cell>
          <table:table-cell table:style-name="ce28" office:value-type="float" office:value="725" calcext:value-type="float">
            <text:p>725</text:p>
          </table:table-cell>
          <table:table-cell table:style-name="ce17" office:value-type="float" office:value="1082" calcext:value-type="float">
            <text:p>1082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1394" calcext:value-type="float">
            <text:p>1394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1762" calcext:value-type="float">
            <text:p>1762</text:p>
          </table:table-cell>
          <table:table-cell table:style-name="ce17" office:value-type="float" office:value="377" calcext:value-type="float">
            <text:p>377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970"/>
        </table:table-row>
        <table:table-row table:style-name="ro1">
          <table:table-cell table:style-name="ce2" office:value-type="float" office:value="1586" calcext:value-type="float">
            <text:p>1586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table:style-name="ce7" office:value-type="float" office:value="596" calcext:value-type="float">
            <text:p>5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461" calcext:value-type="float">
            <text:p>346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802" calcext:value-type="float">
            <text:p>4802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762" calcext:value-type="float">
            <text:p>2762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181" calcext:value-type="float">
            <text:p>4181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001" calcext:value-type="float">
            <text:p>4001</text:p>
          </table:table-cell>
          <table:table-cell table:style-name="ce15" office:value-type="float" office:value="1250" calcext:value-type="float">
            <text:p>125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585" calcext:value-type="float">
            <text:p>585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682" calcext:value-type="float">
            <text:p>1682</text:p>
          </table:table-cell>
          <table:table-cell table:style-name="ce28" office:value-type="float" office:value="3653" calcext:value-type="float">
            <text:p>365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685" calcext:value-type="float">
            <text:p>685</text:p>
          </table:table-cell>
          <table:table-cell table:style-name="ce17" office:value-type="float" office:value="325" calcext:value-type="float">
            <text:p>325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332" calcext:value-type="float">
            <text:p>1332</text:p>
          </table:table-cell>
          <table:table-cell table:style-name="ce17" office:value-type="float" office:value="269" calcext:value-type="float">
            <text:p>269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314" calcext:value-type="float">
            <text:p>314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125" calcext:value-type="float">
            <text:p>3125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285" calcext:value-type="float">
            <text:p>128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3973" calcext:value-type="float">
            <text:p>397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301" calcext:value-type="float">
            <text:p>330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997" calcext:value-type="float">
            <text:p>997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633" calcext:value-type="float">
            <text:p>2633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482" calcext:value-type="float">
            <text:p>2482</text:p>
          </table:table-cell>
          <table:table-cell table:style-name="ce28" office:value-type="float" office:value="1156" calcext:value-type="float">
            <text:p>1156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776" calcext:value-type="float">
            <text:p>776</text:p>
          </table:table-cell>
          <table:table-cell table:style-name="ce17" office:value-type="float" office:value="1157" calcext:value-type="float">
            <text:p>1157</text:p>
          </table:table-cell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321" calcext:value-type="float">
            <text:p>1321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682" calcext:value-type="float">
            <text:p>1682</text:p>
          </table:table-cell>
          <table:table-cell table:style-name="ce17" office:value-type="float" office:value="229" calcext:value-type="float">
            <text:p>229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802" calcext:value-type="float">
            <text:p>4802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709" calcext:value-type="float">
            <text:p>4709</text:p>
          </table:table-cell>
          <table:table-cell table:number-columns-repeated="2" table:style-name="ce8" office:value-type="float" office:value="4901" calcext:value-type="float">
            <text:p>4901</text:p>
          </table:table-cell>
          <table:table-cell table:style-name="ce14" office:value-type="float" office:value="4709" calcext:value-type="float">
            <text:p>470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930" calcext:value-type="float">
            <text:p>2930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250" calcext:value-type="float">
            <text:p>4250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901" calcext:value-type="float">
            <text:p>190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824" calcext:value-type="float">
            <text:p>2824</text:p>
          </table:table-cell>
          <table:table-cell table:style-name="ce28" office:value-type="float" office:value="3077" calcext:value-type="float">
            <text:p>3077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4100" calcext:value-type="float">
            <text:p>4100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898" calcext:value-type="float">
            <text:p>898</text:p>
          </table:table-cell>
          <table:table-cell table:style-name="ce17" office:value-type="float" office:value="1274" calcext:value-type="float">
            <text:p>1274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450" calcext:value-type="float">
            <text:p>145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269" calcext:value-type="float">
            <text:p>269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153" calcext:value-type="float">
            <text:p>15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1481" calcext:value-type="float">
            <text:p>1481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833" calcext:value-type="float">
            <text:p>833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325" calcext:value-type="float">
            <text:p>4325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2929" calcext:value-type="float">
            <text:p>2929</text:p>
          </table:table-cell>
          <table:table-cell table:style-name="ce15" office:value-type="float" office:value="333" calcext:value-type="float">
            <text:p>33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809" calcext:value-type="float">
            <text:p>2809</text:p>
          </table:table-cell>
          <table:table-cell table:style-name="ce28" office:value-type="float" office:value="2741" calcext:value-type="float">
            <text:p>274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3961" calcext:value-type="float">
            <text:p>3961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4610" calcext:value-type="float">
            <text:p>4610</text:p>
          </table:table-cell>
          <table:table-cell table:style-name="ce28" office:value-type="float" office:value="610" calcext:value-type="float">
            <text:p>610</text:p>
          </table:table-cell>
          <table:table-cell table:style-name="ce17" office:value-type="float" office:value="848" calcext:value-type="float">
            <text:p>848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433" calcext:value-type="float">
            <text:p>1433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565" calcext:value-type="float">
            <text:p>1565</text:p>
          </table:table-cell>
          <table:table-cell table:style-name="ce17" office:value-type="float" office:value="289" calcext:value-type="float">
            <text:p>289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89" calcext:value-type="float">
            <text:p>89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970"/>
        </table:table-row>
        <table:table-row table:style-name="ro1">
          <table:table-cell table:style-name="ce2" office:value-type="float" office:value="3626" calcext:value-type="float">
            <text:p>3626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165" calcext:value-type="float">
            <text:p>4165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941" calcext:value-type="float">
            <text:p>294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436" calcext:value-type="float">
            <text:p>4436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172" calcext:value-type="float">
            <text:p>1172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802" calcext:value-type="float">
            <text:p>480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417" calcext:value-type="float">
            <text:p>141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709" calcext:value-type="float">
            <text:p>4709</text:p>
          </table:table-cell>
          <table:table-cell table:style-name="ce15" office:value-type="float" office:value="4436" calcext:value-type="float">
            <text:p>4436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793" calcext:value-type="float">
            <text:p>79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725" calcext:value-type="float">
            <text:p>2725</text:p>
          </table:table-cell>
          <table:table-cell table:style-name="ce28" office:value-type="float" office:value="2386" calcext:value-type="float">
            <text:p>238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3944" calcext:value-type="float">
            <text:p>3944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685" calcext:value-type="float">
            <text:p>685</text:p>
          </table:table-cell>
          <table:table-cell table:style-name="ce17" office:value-type="float" office:value="1066" calcext:value-type="float">
            <text:p>1066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369" calcext:value-type="float">
            <text:p>1369</text:p>
          </table:table-cell>
          <table:table-cell table:style-name="ce17" office:value-type="float" office:value="305" calcext:value-type="float">
            <text:p>305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226" calcext:value-type="float">
            <text:p>1226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3265" calcext:value-type="float">
            <text:p>326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490" calcext:value-type="float">
            <text:p>349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3185" calcext:value-type="float">
            <text:p>3185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73" calcext:value-type="float">
            <text:p>173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3145" calcext:value-type="float">
            <text:p>3145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057" calcext:value-type="float">
            <text:p>2057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3673" calcext:value-type="float">
            <text:p>3673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233" calcext:value-type="float">
            <text:p>123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01" calcext:value-type="float">
            <text:p>2501</text:p>
          </table:table-cell>
          <table:table-cell table:style-name="ce28" office:value-type="float" office:value="3321" calcext:value-type="float">
            <text:p>3321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3880" calcext:value-type="float">
            <text:p>3880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848" calcext:value-type="float">
            <text:p>848</text:p>
          </table:table-cell>
          <table:table-cell table:style-name="ce17" office:value-type="float" office:value="1325" calcext:value-type="float">
            <text:p>1325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1394" calcext:value-type="float">
            <text:p>1394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1636" calcext:value-type="float">
            <text:p>1636</text:p>
          </table:table-cell>
          <table:table-cell table:style-name="ce17" office:value-type="float" office:value="306" calcext:value-type="float">
            <text:p>306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10" calcext:value-type="float">
            <text:p>26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770" calcext:value-type="float">
            <text:p>3770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517" calcext:value-type="float">
            <text:p>4517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4181" calcext:value-type="float">
            <text:p>4181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501" calcext:value-type="float">
            <text:p>250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14" office:value-type="float" office:value="4082" calcext:value-type="float">
            <text:p>4082</text:p>
          </table:table-cell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189" calcext:value-type="float">
            <text:p>1189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853" calcext:value-type="float">
            <text:p>1853</text:p>
          </table:table-cell>
          <table:table-cell table:style-name="ce28" office:value-type="float" office:value="2600" calcext:value-type="float">
            <text:p>260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4021" calcext:value-type="float">
            <text:p>4021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1025" calcext:value-type="float">
            <text:p>1025</text:p>
          </table:table-cell>
          <table:table-cell table:style-name="ce17" office:value-type="float" office:value="1076" calcext:value-type="float">
            <text:p>1076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373" calcext:value-type="float">
            <text:p>1373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93" calcext:value-type="float">
            <text:p>1493</text:p>
          </table:table-cell>
          <table:table-cell table:style-name="ce17" office:value-type="float" office:value="296" calcext:value-type="float">
            <text:p>296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2" office:value-type="float" office:value="4181" calcext:value-type="float">
            <text:p>4181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092" calcext:value-type="float">
            <text:p>309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264" calcext:value-type="float">
            <text:p>4264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594" calcext:value-type="float">
            <text:p>159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724" calcext:value-type="float">
            <text:p>724</text:p>
          </table:table-cell>
          <table:table-cell table:style-name="ce8" office:value-type="float" office:value="2056" calcext:value-type="float">
            <text:p>2056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3973" calcext:value-type="float">
            <text:p>3973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145" calcext:value-type="float">
            <text:p>4145</text:p>
          </table:table-cell>
          <table:table-cell table:number-columns-repeated="2" table:style-name="ce14" office:value-type="float" office:value="4901" calcext:value-type="float">
            <text:p>4901</text:p>
          </table:table-cell>
          <table:table-cell table:style-name="ce15" office:value-type="float" office:value="4264" calcext:value-type="float">
            <text:p>4264</text:p>
          </table:table-cell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885" calcext:value-type="float">
            <text:p>188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466" calcext:value-type="float">
            <text:p>2466</text:p>
          </table:table-cell>
          <table:table-cell table:style-name="ce28" office:value-type="float" office:value="2725" calcext:value-type="float">
            <text:p>272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761" calcext:value-type="float">
            <text:p>761</text:p>
          </table:table-cell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346" calcext:value-type="float">
            <text:p>1346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292" calcext:value-type="float">
            <text:p>292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21" calcext:value-type="float">
            <text:p>12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2" office:value-type="float" office:value="4705" calcext:value-type="float">
            <text:p>4705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377" calcext:value-type="float">
            <text:p>2377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589" calcext:value-type="float">
            <text:p>3589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705" calcext:value-type="float">
            <text:p>4705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3673" calcext:value-type="float">
            <text:p>3673</text:p>
          </table:table-cell>
          <table:table-cell table:style-name="ce14" office:value-type="float" office:value="296" calcext:value-type="float">
            <text:p>296</text:p>
          </table:table-cell>
          <table:table-cell table:style-name="ce14" office:value-type="float" office:value="4709" calcext:value-type="float">
            <text:p>4709</text:p>
          </table:table-cell>
          <table:table-cell table:style-name="ce14" office:value-type="float" office:value="1066" calcext:value-type="float">
            <text:p>1066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001" calcext:value-type="float">
            <text:p>4001</text:p>
          </table:table-cell>
          <table:table-cell table:style-name="ce15" office:value-type="float" office:value="772" calcext:value-type="float">
            <text:p>77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690" calcext:value-type="float">
            <text:p>16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837" calcext:value-type="float">
            <text:p>2837</text:p>
          </table:table-cell>
          <table:table-cell table:style-name="ce28" office:value-type="float" office:value="2545" calcext:value-type="float">
            <text:p>2545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250" calcext:value-type="float">
            <text:p>4250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785" calcext:value-type="float">
            <text:p>785</text:p>
          </table:table-cell>
          <table:table-cell table:style-name="ce17" office:value-type="float" office:value="1145" calcext:value-type="float">
            <text:p>1145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float" office:value="1448" calcext:value-type="float">
            <text:p>1448</text:p>
          </table:table-cell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400" calcext:value-type="float">
            <text:p>400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2" table:style-name="ce2" office:value-type="float" office:value="4901" calcext:value-type="float">
            <text:p>490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077" calcext:value-type="float">
            <text:p>307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610" calcext:value-type="float">
            <text:p>461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36" calcext:value-type="float">
            <text:p>136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69" calcext:value-type="float">
            <text:p>169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57" calcext:value-type="float">
            <text:p>55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3965" calcext:value-type="float">
            <text:p>3965</text:p>
          </table:table-cell>
          <table:table-cell table:style-name="ce15" office:value-type="float" office:value="680" calcext:value-type="float">
            <text:p>68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261" calcext:value-type="float">
            <text:p>126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25" calcext:value-type="float">
            <text:p>2125</text:p>
          </table:table-cell>
          <table:table-cell table:style-name="ce28" office:value-type="float" office:value="2152" calcext:value-type="float">
            <text:p>2152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4517" calcext:value-type="float">
            <text:p>4517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881" calcext:value-type="float">
            <text:p>881</text:p>
          </table:table-cell>
          <table:table-cell table:style-name="ce17" office:value-type="float" office:value="1010" calcext:value-type="float">
            <text:p>101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405" calcext:value-type="float">
            <text:p>140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585" calcext:value-type="float">
            <text:p>1585</text:p>
          </table:table-cell>
          <table:table-cell table:style-name="ce17" office:value-type="float" office:value="260" calcext:value-type="float">
            <text:p>260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436" calcext:value-type="float">
            <text:p>443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1733" calcext:value-type="float">
            <text:p>1733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013" calcext:value-type="float">
            <text:p>1013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3546" calcext:value-type="float">
            <text:p>354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664" calcext:value-type="float">
            <text:p>1664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3845" calcext:value-type="float">
            <text:p>3845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962" calcext:value-type="float">
            <text:p>96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725" calcext:value-type="float">
            <text:p>2725</text:p>
          </table:table-cell>
          <table:table-cell table:style-name="ce28" office:value-type="float" office:value="3125" calcext:value-type="float">
            <text:p>312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4100" calcext:value-type="float">
            <text:p>4100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900" calcext:value-type="float">
            <text:p>900</text:p>
          </table:table-cell>
          <table:table-cell table:style-name="ce17" office:value-type="float" office:value="1117" calcext:value-type="float">
            <text:p>1117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221" calcext:value-type="float">
            <text:p>221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68" calcext:value-type="float">
            <text:p>6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3362" calcext:value-type="float">
            <text:p>336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94" calcext:value-type="float">
            <text:p>794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165" calcext:value-type="float">
            <text:p>416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525" calcext:value-type="float">
            <text:p>4525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468" calcext:value-type="float">
            <text:p>2468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3328" calcext:value-type="float">
            <text:p>3328</text:p>
          </table:table-cell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909" calcext:value-type="float">
            <text:p>909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45" calcext:value-type="float">
            <text:p>2545</text:p>
          </table:table-cell>
          <table:table-cell table:style-name="ce28" office:value-type="float" office:value="4165" calcext:value-type="float">
            <text:p>416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825" calcext:value-type="float">
            <text:p>3825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4705" calcext:value-type="float">
            <text:p>4705</text:p>
          </table:table-cell>
          <table:table-cell table:style-name="ce28" office:value-type="float" office:value="584" calcext:value-type="float">
            <text:p>584</text:p>
          </table:table-cell>
          <table:table-cell table:style-name="ce17" office:value-type="float" office:value="793" calcext:value-type="float">
            <text:p>793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1444" calcext:value-type="float">
            <text:p>1444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1649" calcext:value-type="float">
            <text:p>1649</text:p>
          </table:table-cell>
          <table:table-cell table:style-name="ce17" office:value-type="float" office:value="293" calcext:value-type="float">
            <text:p>293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970"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50" calcext:value-type="float">
            <text:p>265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4804" calcext:value-type="float">
            <text:p>4804</text:p>
          </table:table-cell>
          <table:table-cell table:style-name="ce7" office:value-type="float" office:value="1301" calcext:value-type="float">
            <text:p>130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610" calcext:value-type="float">
            <text:p>4610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4145" calcext:value-type="float">
            <text:p>414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3285" calcext:value-type="float">
            <text:p>3285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492" calcext:value-type="float">
            <text:p>1492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181" calcext:value-type="float">
            <text:p>4181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70" calcext:value-type="float">
            <text:p>137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273" calcext:value-type="float">
            <text:p>2273</text:p>
          </table:table-cell>
          <table:table-cell table:style-name="ce28" office:value-type="float" office:value="2440" calcext:value-type="float">
            <text:p>2440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3944" calcext:value-type="float">
            <text:p>3944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853" calcext:value-type="float">
            <text:p>853</text:p>
          </table:table-cell>
          <table:table-cell table:style-name="ce17" office:value-type="float" office:value="1168" calcext:value-type="float">
            <text:p>1168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float" office:value="298" calcext:value-type="float">
            <text:p>298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705" calcext:value-type="float">
            <text:p>47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616" calcext:value-type="float">
            <text:p>4616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4802" calcext:value-type="float">
            <text:p>4802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977" calcext:value-type="float">
            <text:p>97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610" calcext:value-type="float">
            <text:p>4610</text:p>
          </table:table-cell>
          <table:table-cell table:style-name="ce14" office:value-type="float" office:value="928" calcext:value-type="float">
            <text:p>928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216" calcext:value-type="float">
            <text:p>2216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804" calcext:value-type="float">
            <text:p>4804</text:p>
          </table:table-cell>
          <table:table-cell table:style-name="ce15" office:value-type="float" office:value="1429" calcext:value-type="float">
            <text:p>1429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468" calcext:value-type="float">
            <text:p>468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36" calcext:value-type="float">
            <text:p>2536</text:p>
          </table:table-cell>
          <table:table-cell table:style-name="ce28" office:value-type="float" office:value="3033" calcext:value-type="float">
            <text:p>3033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264" calcext:value-type="float">
            <text:p>4264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680" calcext:value-type="float">
            <text:p>680</text:p>
          </table:table-cell>
          <table:table-cell table:style-name="ce17" office:value-type="float" office:value="1010" calcext:value-type="float">
            <text:p>101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453" calcext:value-type="float">
            <text:p>1453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313" calcext:value-type="float">
            <text:p>31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80" calcext:value-type="float">
            <text:p>8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02" calcext:value-type="float">
            <text:p>4802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321" calcext:value-type="float">
            <text:p>132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3076" calcext:value-type="float">
            <text:p>3076</text:p>
          </table:table-cell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669" calcext:value-type="float">
            <text:p>266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802" calcext:value-type="float">
            <text:p>4802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469" calcext:value-type="float">
            <text:p>3469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804" calcext:value-type="float">
            <text:p>4804</text:p>
          </table:table-cell>
          <table:table-cell table:style-name="ce15" office:value-type="float" office:value="3341" calcext:value-type="float">
            <text:p>3341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258" calcext:value-type="float">
            <text:p>1258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210" calcext:value-type="float">
            <text:p>2210</text:p>
          </table:table-cell>
          <table:table-cell table:style-name="ce28" office:value-type="float" office:value="4153" calcext:value-type="float">
            <text:p>4153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4001" calcext:value-type="float">
            <text:p>4001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800" calcext:value-type="float">
            <text:p>800</text:p>
          </table:table-cell>
          <table:table-cell table:style-name="ce17" office:value-type="float" office:value="1073" calcext:value-type="float">
            <text:p>1073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492" calcext:value-type="float">
            <text:p>1492</text:p>
          </table:table-cell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1765" calcext:value-type="float">
            <text:p>1765</text:p>
          </table:table-cell>
          <table:table-cell table:style-name="ce17" office:value-type="float" office:value="442" calcext:value-type="float">
            <text:p>442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122" calcext:value-type="float">
            <text:p>12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050" calcext:value-type="float">
            <text:p>3050</text:p>
          </table:table-cell>
          <table:table-cell table:number-columns-repeated="2" table:style-name="ce2" office:value-type="float" office:value="4901" calcext:value-type="float">
            <text:p>4901</text:p>
          </table:table-cell>
          <table:table-cell table:style-name="ce7" office:value-type="float" office:value="3869" calcext:value-type="float">
            <text:p>3869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944" calcext:value-type="float">
            <text:p>3944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189" calcext:value-type="float">
            <text:p>118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802" calcext:value-type="float">
            <text:p>4802</text:p>
          </table:table-cell>
          <table:table-cell table:style-name="ce14" office:value-type="float" office:value="3700" calcext:value-type="float">
            <text:p>3700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3700" calcext:value-type="float">
            <text:p>3700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96" calcext:value-type="float">
            <text:p>296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00" calcext:value-type="float">
            <text:p>130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788" calcext:value-type="float">
            <text:p>2788</text:p>
          </table:table-cell>
          <table:table-cell table:style-name="ce28" office:value-type="float" office:value="3050" calcext:value-type="float">
            <text:p>305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4082" calcext:value-type="float">
            <text:p>4082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4608" calcext:value-type="float">
            <text:p>4608</text:p>
          </table:table-cell>
          <table:table-cell table:style-name="ce28" office:value-type="float" office:value="961" calcext:value-type="float">
            <text:p>961</text:p>
          </table:table-cell>
          <table:table-cell table:style-name="ce17" office:value-type="float" office:value="1076" calcext:value-type="float">
            <text:p>107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493" calcext:value-type="float">
            <text:p>1493</text:p>
          </table:table-cell>
          <table:table-cell table:style-name="ce17" office:value-type="float" office:value="272" calcext:value-type="float">
            <text:p>272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98" calcext:value-type="float">
            <text:p>298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22" calcext:value-type="float">
            <text:p>12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1693" calcext:value-type="float">
            <text:p>169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900" calcext:value-type="float">
            <text:p>290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610" calcext:value-type="float">
            <text:p>4610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981" calcext:value-type="float">
            <text:p>98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26" calcext:value-type="float">
            <text:p>2026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264" calcext:value-type="float">
            <text:p>4264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601" calcext:value-type="float">
            <text:p>601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2426" calcext:value-type="float">
            <text:p>2426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096" calcext:value-type="float">
            <text:p>109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97" calcext:value-type="float">
            <text:p>2597</text:p>
          </table:table-cell>
          <table:table-cell table:style-name="ce28" office:value-type="float" office:value="3626" calcext:value-type="float">
            <text:p>3626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4153" calcext:value-type="float">
            <text:p>4153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765" calcext:value-type="float">
            <text:p>765</text:p>
          </table:table-cell>
          <table:table-cell table:style-name="ce17" office:value-type="float" office:value="1061" calcext:value-type="float">
            <text:p>106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412" calcext:value-type="float">
            <text:p>1412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245" calcext:value-type="float">
            <text:p>245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97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530" calcext:value-type="float">
            <text:p>353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125" calcext:value-type="float">
            <text:p>3125</text:p>
          </table:table-cell>
          <table:table-cell table:number-columns-repeated="2" table:style-name="ce7" office:value-type="float" office:value="4901" calcext:value-type="float">
            <text:p>4901</text:p>
          </table:table-cell>
          <table:table-cell table:style-name="ce8" office:value-type="float" office:value="1117" calcext:value-type="float">
            <text:p>1117</text:p>
          </table:table-cell>
          <table:table-cell table:style-name="ce8" office:value-type="float" office:value="425" calcext:value-type="float">
            <text:p>425</text:p>
          </table:table-cell>
          <table:table-cell table:style-name="ce8" office:value-type="float" office:value="4804" calcext:value-type="float">
            <text:p>4804</text:p>
          </table:table-cell>
          <table:table-cell table:style-name="ce8" office:value-type="float" office:value="4082" calcext:value-type="float">
            <text:p>4082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20" calcext:value-type="float">
            <text:p>52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836" calcext:value-type="float">
            <text:p>2836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436" calcext:value-type="float">
            <text:p>4436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345" calcext:value-type="float">
            <text:p>134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25" calcext:value-type="float">
            <text:p>2125</text:p>
          </table:table-cell>
          <table:table-cell table:style-name="ce28" office:value-type="float" office:value="3076" calcext:value-type="float">
            <text:p>3076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4264" calcext:value-type="float">
            <text:p>4264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953" calcext:value-type="float">
            <text:p>953</text:p>
          </table:table-cell>
          <table:table-cell table:style-name="ce17" office:value-type="float" office:value="1341" calcext:value-type="float">
            <text:p>1341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1465" calcext:value-type="float">
            <text:p>1465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1493" calcext:value-type="float">
            <text:p>1493</text:p>
          </table:table-cell>
          <table:table-cell table:style-name="ce17" office:value-type="float" office:value="274" calcext:value-type="float">
            <text:p>274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6" calcext:value-type="float">
            <text:p>1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0"/>
        </table:table-row>
        <table:table-row table:style-name="ro1">
          <table:table-cell table:style-name="ce2" office:value-type="float" office:value="4436" calcext:value-type="float">
            <text:p>443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08" calcext:value-type="float">
            <text:p>150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370" calcext:value-type="float">
            <text:p>370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3272" calcext:value-type="float">
            <text:p>3272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845" calcext:value-type="float">
            <text:p>384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2440" calcext:value-type="float">
            <text:p>2440</text:p>
          </table:table-cell>
          <table:table-cell table:style-name="ce14" office:value-type="float" office:value="745" calcext:value-type="float">
            <text:p>745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196" calcext:value-type="float">
            <text:p>2196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705" calcext:value-type="float">
            <text:p>4705</text:p>
          </table:table-cell>
          <table:table-cell table:style-name="ce15" office:value-type="float" office:value="362" calcext:value-type="float">
            <text:p>362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54" calcext:value-type="float">
            <text:p>1354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234" calcext:value-type="float">
            <text:p>2234</text:p>
          </table:table-cell>
          <table:table-cell table:style-name="ce28" office:value-type="float" office:value="3281" calcext:value-type="float">
            <text:p>328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3869" calcext:value-type="float">
            <text:p>3869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1028" calcext:value-type="float">
            <text:p>1028</text:p>
          </table:table-cell>
          <table:table-cell table:style-name="ce17" office:value-type="float" office:value="809" calcext:value-type="float">
            <text:p>809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636" calcext:value-type="float">
            <text:p>1636</text:p>
          </table:table-cell>
          <table:table-cell table:style-name="ce17" office:value-type="float" office:value="226" calcext:value-type="float">
            <text:p>226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06" calcext:value-type="float">
            <text:p>10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4802" calcext:value-type="float">
            <text:p>4802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396" calcext:value-type="float">
            <text:p>139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205" calcext:value-type="float">
            <text:p>320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825" calcext:value-type="float">
            <text:p>18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125" calcext:value-type="float">
            <text:p>112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700" calcext:value-type="float">
            <text:p>3700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3461" calcext:value-type="float">
            <text:p>3461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410" calcext:value-type="float">
            <text:p>241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709" calcext:value-type="float">
            <text:p>4709</text:p>
          </table:table-cell>
          <table:table-cell table:style-name="ce15" office:value-type="float" office:value="3796" calcext:value-type="float">
            <text:p>3796</text:p>
          </table:table-cell>
          <table:table-cell table:style-name="ce15" office:value-type="float" office:value="1233" calcext:value-type="float">
            <text:p>123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490" calcext:value-type="float">
            <text:p>4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64" calcext:value-type="float">
            <text:p>2164</text:p>
          </table:table-cell>
          <table:table-cell table:style-name="ce28" office:value-type="float" office:value="3229" calcext:value-type="float">
            <text:p>3229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4100" calcext:value-type="float">
            <text:p>410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898" calcext:value-type="float">
            <text:p>898</text:p>
          </table:table-cell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314" calcext:value-type="float">
            <text:p>1314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244" calcext:value-type="float">
            <text:p>244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74" calcext:value-type="float">
            <text:p>7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616" calcext:value-type="float">
            <text:p>4616</text:p>
          </table:table-cell>
          <table:table-cell table:number-columns-repeated="2" table:style-name="ce2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1170" calcext:value-type="float">
            <text:p>117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961" calcext:value-type="float">
            <text:p>96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804" calcext:value-type="float">
            <text:p>4804</text:p>
          </table:table-cell>
          <table:table-cell table:style-name="ce15" office:value-type="float" office:value="373" calcext:value-type="float">
            <text:p>37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417" calcext:value-type="float">
            <text:p>1417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880" calcext:value-type="float">
            <text:p>2880</text:p>
          </table:table-cell>
          <table:table-cell table:style-name="ce28" office:value-type="float" office:value="2180" calcext:value-type="float">
            <text:p>21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845" calcext:value-type="float">
            <text:p>845</text:p>
          </table:table-cell>
          <table:table-cell table:style-name="ce17" office:value-type="float" office:value="1170" calcext:value-type="float">
            <text:p>1170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389" calcext:value-type="float">
            <text:p>389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90" calcext:value-type="float">
            <text:p>9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4517" calcext:value-type="float">
            <text:p>4517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709" calcext:value-type="float">
            <text:p>4709</text:p>
          </table:table-cell>
          <table:table-cell table:style-name="ce7" office:value-type="float" office:value="1009" calcext:value-type="float">
            <text:p>1009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105" calcext:value-type="float">
            <text:p>210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945" calcext:value-type="float">
            <text:p>1945</text:p>
          </table:table-cell>
          <table:table-cell table:number-columns-repeated="2" table:style-name="ce8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629" calcext:value-type="float">
            <text:p>1629</text:p>
          </table:table-cell>
          <table:table-cell table:number-columns-repeated="2" table:style-name="ce14" office:value-type="float" office:value="4901" calcext:value-type="float">
            <text:p>4901</text:p>
          </table:table-cell>
          <table:table-cell table:style-name="ce15" office:value-type="float" office:value="3625" calcext:value-type="float">
            <text:p>3625</text:p>
          </table:table-cell>
          <table:table-cell table:style-name="ce15" office:value-type="float" office:value="346" calcext:value-type="float">
            <text:p>34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616" calcext:value-type="float">
            <text:p>161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368" calcext:value-type="float">
            <text:p>2368</text:p>
          </table:table-cell>
          <table:table-cell table:style-name="ce28" office:value-type="float" office:value="2626" calcext:value-type="float">
            <text:p>262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929" calcext:value-type="float">
            <text:p>929</text:p>
          </table:table-cell>
          <table:table-cell table:style-name="ce17" office:value-type="float" office:value="1049" calcext:value-type="float">
            <text:p>1049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773" calcext:value-type="float">
            <text:p>1773</text:p>
          </table:table-cell>
          <table:table-cell table:style-name="ce17" office:value-type="float" office:value="340" calcext:value-type="float">
            <text:p>340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2" office:value-type="float" office:value="3578" calcext:value-type="float">
            <text:p>3578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3242" calcext:value-type="float">
            <text:p>324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2785" calcext:value-type="float">
            <text:p>278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133" calcext:value-type="float">
            <text:p>3133</text:p>
          </table:table-cell>
          <table:table-cell table:number-columns-repeated="2" table:style-name="ce8" office:value-type="float" office:value="4901" calcext:value-type="float">
            <text:p>4901</text:p>
          </table:table-cell>
          <table:table-cell table:style-name="ce14" office:value-type="float" office:value="4100" calcext:value-type="float">
            <text:p>4100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977" calcext:value-type="float">
            <text:p>2977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2210" calcext:value-type="float">
            <text:p>2210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289" calcext:value-type="float">
            <text:p>1289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330" calcext:value-type="float">
            <text:p>2330</text:p>
          </table:table-cell>
          <table:table-cell table:style-name="ce28" office:value-type="float" office:value="3825" calcext:value-type="float">
            <text:p>3825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058" calcext:value-type="float">
            <text:p>4058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585" calcext:value-type="float">
            <text:p>58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258" calcext:value-type="float">
            <text:p>1258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609" calcext:value-type="float">
            <text:p>1609</text:p>
          </table:table-cell>
          <table:table-cell table:style-name="ce17" office:value-type="float" office:value="244" calcext:value-type="float">
            <text:p>244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74" calcext:value-type="float">
            <text:p>7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156" calcext:value-type="float">
            <text:p>1156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1802" calcext:value-type="float">
            <text:p>1802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325" calcext:value-type="float">
            <text:p>4325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268" calcext:value-type="float">
            <text:p>1268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3922" calcext:value-type="float">
            <text:p>3922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186" calcext:value-type="float">
            <text:p>118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16" calcext:value-type="float">
            <text:p>2516</text:p>
          </table:table-cell>
          <table:table-cell table:style-name="ce28" office:value-type="float" office:value="2605" calcext:value-type="float">
            <text:p>260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4001" calcext:value-type="float">
            <text:p>4001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4517" calcext:value-type="float">
            <text:p>4517</text:p>
          </table:table-cell>
          <table:table-cell table:style-name="ce28" office:value-type="float" office:value="738" calcext:value-type="float">
            <text:p>738</text:p>
          </table:table-cell>
          <table:table-cell table:style-name="ce17" office:value-type="float" office:value="808" calcext:value-type="float">
            <text:p>808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305" calcext:value-type="float">
            <text:p>130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780" calcext:value-type="float">
            <text:p>1780</text:p>
          </table:table-cell>
          <table:table-cell table:style-name="ce17" office:value-type="float" office:value="250" calcext:value-type="float">
            <text:p>250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130" calcext:value-type="float">
            <text:p>313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709" calcext:value-type="float">
            <text:p>4709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62" calcext:value-type="float">
            <text:p>562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656" calcext:value-type="float">
            <text:p>656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4802" calcext:value-type="float">
            <text:p>4802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724" calcext:value-type="float">
            <text:p>724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649" calcext:value-type="float">
            <text:p>1649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97" calcext:value-type="float">
            <text:p>2597</text:p>
          </table:table-cell>
          <table:table-cell table:style-name="ce28" office:value-type="float" office:value="3400" calcext:value-type="float">
            <text:p>3400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4181" calcext:value-type="float">
            <text:p>4181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426" calcext:value-type="float">
            <text:p>4426</text:p>
          </table:table-cell>
          <table:table-cell table:style-name="ce28" office:value-type="float" office:value="706" calcext:value-type="float">
            <text:p>706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394" calcext:value-type="float">
            <text:p>1394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525" calcext:value-type="float">
            <text:p>1525</text:p>
          </table:table-cell>
          <table:table-cell table:style-name="ce17" office:value-type="float" office:value="261" calcext:value-type="float">
            <text:p>261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6" calcext:value-type="float">
            <text:p>10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2669" calcext:value-type="float">
            <text:p>26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557" calcext:value-type="float">
            <text:p>3557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2941" calcext:value-type="float">
            <text:p>2941</text:p>
          </table:table-cell>
          <table:table-cell table:style-name="ce7" office:value-type="float" office:value="821" calcext:value-type="float">
            <text:p>82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853" calcext:value-type="float">
            <text:p>853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426" calcext:value-type="float">
            <text:p>4426</text:p>
          </table:table-cell>
          <table:table-cell table:style-name="ce8" office:value-type="float" office:value="821" calcext:value-type="float">
            <text:p>82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2377" calcext:value-type="float">
            <text:p>23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3176" calcext:value-type="float">
            <text:p>3176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2600" calcext:value-type="float">
            <text:p>2600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880" calcext:value-type="float">
            <text:p>2880</text:p>
          </table:table-cell>
          <table:table-cell table:style-name="ce28" office:value-type="float" office:value="2725" calcext:value-type="float">
            <text:p>272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4165" calcext:value-type="float">
            <text:p>4165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745" calcext:value-type="float">
            <text:p>745</text:p>
          </table:table-cell>
          <table:table-cell table:style-name="ce17" office:value-type="float" office:value="757" calcext:value-type="float">
            <text:p>757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525" calcext:value-type="float">
            <text:p>1525</text:p>
          </table:table-cell>
          <table:table-cell table:style-name="ce17" office:value-type="float" office:value="305" calcext:value-type="float">
            <text:p>305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93" calcext:value-type="float">
            <text:p>293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81" calcext:value-type="float">
            <text:p>8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796" calcext:value-type="float">
            <text:p>379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709" calcext:value-type="float">
            <text:p>4709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701" calcext:value-type="float">
            <text:p>701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436" calcext:value-type="float">
            <text:p>443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709" calcext:value-type="float">
            <text:p>470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332" calcext:value-type="float">
            <text:p>133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056" calcext:value-type="float">
            <text:p>2056</text:p>
          </table:table-cell>
          <table:table-cell table:style-name="ce28" office:value-type="float" office:value="2824" calcext:value-type="float">
            <text:p>2824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4021" calcext:value-type="float">
            <text:p>4021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773" calcext:value-type="float">
            <text:p>773</text:p>
          </table:table-cell>
          <table:table-cell table:style-name="ce17" office:value-type="float" office:value="1066" calcext:value-type="float">
            <text:p>1066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1525" calcext:value-type="float">
            <text:p>1525</text:p>
          </table:table-cell>
          <table:table-cell table:style-name="ce17" office:value-type="float" office:value="288" calcext:value-type="float">
            <text:p>288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82" calcext:value-type="float">
            <text:p>8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table:style-name="ce7" office:value-type="float" office:value="4709" calcext:value-type="float">
            <text:p>4709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481" calcext:value-type="float">
            <text:p>48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3589" calcext:value-type="float">
            <text:p>3589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2644" calcext:value-type="float">
            <text:p>2644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250" calcext:value-type="float">
            <text:p>32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3653" calcext:value-type="float">
            <text:p>3653</text:p>
          </table:table-cell>
          <table:table-cell table:style-name="ce15" office:value-type="float" office:value="666" calcext:value-type="float">
            <text:p>66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554" calcext:value-type="float">
            <text:p>554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053" calcext:value-type="float">
            <text:p>2053</text:p>
          </table:table-cell>
          <table:table-cell table:style-name="ce28" office:value-type="float" office:value="1493" calcext:value-type="float">
            <text:p>1493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4426" calcext:value-type="float">
            <text:p>4426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977" calcext:value-type="float">
            <text:p>977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360" calcext:value-type="float">
            <text:p>136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565" calcext:value-type="float">
            <text:p>1565</text:p>
          </table:table-cell>
          <table:table-cell table:style-name="ce17" office:value-type="float" office:value="377" calcext:value-type="float">
            <text:p>377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970"/>
        </table:table-row>
        <table:table-row table:style-name="ro1">
          <table:table-cell table:style-name="ce2" office:value-type="float" office:value="3944" calcext:value-type="float">
            <text:p>394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1370" calcext:value-type="float">
            <text:p>137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4426" calcext:value-type="float">
            <text:p>4426</text:p>
          </table:table-cell>
          <table:table-cell table:style-name="ce8" office:value-type="float" office:value="4517" calcext:value-type="float">
            <text:p>4517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461" calcext:value-type="float">
            <text:p>346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052" calcext:value-type="float">
            <text:p>4052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520" calcext:value-type="float">
            <text:p>52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193" calcext:value-type="float">
            <text:p>119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97" calcext:value-type="float">
            <text:p>2197</text:p>
          </table:table-cell>
          <table:table-cell table:style-name="ce27" office:value-type="float" office:value="3785" calcext:value-type="float">
            <text:p>3785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4349" calcext:value-type="float">
            <text:p>4349</text:p>
          </table:table-cell>
          <table:table-cell table:style-name="ce27" office:value-type="float" office:value="841" calcext:value-type="float">
            <text:p>841</text:p>
          </table:table-cell>
          <table:table-cell table:style-name="ce27" office:value-type="float" office:value="4616" calcext:value-type="float">
            <text:p>4616</text:p>
          </table:table-cell>
          <table:table-cell table:style-name="ce27" office:value-type="float" office:value="680" calcext:value-type="float">
            <text:p>680</text:p>
          </table:table-cell>
          <table:table-cell table:style-name="ce17" office:value-type="float" office:value="953" calcext:value-type="float">
            <text:p>953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469" calcext:value-type="float">
            <text:p>1469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292" calcext:value-type="float">
            <text:p>292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970"/>
        </table:table-row>
        <table:table-row table:style-name="ro1">
          <table:table-cell table:style-name="ce12" table:number-columns-repeated="30"/>
          <table:table-cell table:style-name="ce27" office:value-type="float" office:value="3170" calcext:value-type="float">
            <text:p>3170</text:p>
          </table:table-cell>
          <table:table-cell table:style-name="ce27" office:value-type="float" office:value="169" calcext:value-type="float">
            <text:p>169</text:p>
          </table:table-cell>
          <table:table-cell table:style-name="ce27"/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857" calcext:value-type="float">
            <text:p>857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557" calcext:value-type="float">
            <text:p>1557</text:p>
          </table:table-cell>
          <table:table-cell table:style-name="ce17" office:value-type="float" office:value="325" calcext:value-type="float">
            <text:p>325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41" calcext:value-type="float">
            <text:p>241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3" table:number-columns-repeated="6"/>
          <table:table-cell table:number-columns-repeated="5"/>
          <table:table-cell table:style-name="ce3" table:number-columns-repeated="9"/>
          <table:table-cell table:number-columns-repeated="10"/>
          <table:table-cell table:style-name="ce27" office:value-type="float" office:value="3412" calcext:value-type="float">
            <text:p>3412</text:p>
          </table:table-cell>
          <table:table-cell table:style-name="ce27" office:value-type="float" office:value="296" calcext:value-type="float">
            <text:p>296</text:p>
          </table:table-cell>
          <table:table-cell table:style-name="ce27"/>
          <table:table-cell table:style-name="ce27" office:value-type="float" office:value="557" calcext:value-type="float">
            <text:p>557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848" calcext:value-type="float">
            <text:p>848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381" calcext:value-type="float">
            <text:p>1381</text:p>
          </table:table-cell>
          <table:table-cell table:style-name="ce17" office:value-type="float" office:value="298" calcext:value-type="float">
            <text:p>298</text:p>
          </table:table-cell>
          <table:table-cell table:style-name="ce17" office:value-type="float" office:value="1789" calcext:value-type="float">
            <text:p>1789</text:p>
          </table:table-cell>
          <table:table-cell table:style-name="ce17" office:value-type="float" office:value="338" calcext:value-type="float">
            <text:p>338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90" calcext:value-type="float">
            <text:p>9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2106" calcext:value-type="float">
            <text:p>2106</text:p>
          </table:table-cell>
          <table:table-cell table:style-name="ce27" office:value-type="float" office:value="90" calcext:value-type="float">
            <text:p>90</text:p>
          </table:table-cell>
          <table:table-cell table:style-name="ce27"/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4804" calcext:value-type="float">
            <text:p>4804</text:p>
          </table:table-cell>
          <table:table-cell table:style-name="ce27" office:value-type="float" office:value="916" calcext:value-type="float">
            <text:p>916</text:p>
          </table:table-cell>
          <table:table-cell table:style-name="ce17" office:value-type="float" office:value="1109" calcext:value-type="float">
            <text:p>1109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385" calcext:value-type="float">
            <text:p>1385</text:p>
          </table:table-cell>
          <table:table-cell table:style-name="ce17" office:value-type="float" office:value="277" calcext:value-type="float">
            <text:p>277</text:p>
          </table:table-cell>
          <table:table-cell table:style-name="ce17" office:value-type="float" office:value="1570" calcext:value-type="float">
            <text:p>1570</text:p>
          </table:table-cell>
          <table:table-cell table:style-name="ce17" office:value-type="float" office:value="221" calcext:value-type="float">
            <text:p>221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2">
          <table:table-cell table:number-columns-repeated="2"/>
          <table:table-cell table:style-name="ce6"/>
          <table:table-cell table:number-columns-repeated="6"/>
          <table:table-cell table:style-name="ce6"/>
          <table:table-cell/>
          <table:table-cell table:style-name="ce3" table:number-columns-repeated="9"/>
          <table:table-cell table:style-name="ce13"/>
          <table:table-cell table:number-columns-repeated="4"/>
          <table:table-cell table:style-name="ce13"/>
          <table:table-cell table:number-columns-repeated="4"/>
          <table:table-cell table:style-name="ce29" office:value-type="float" office:value="1585" calcext:value-type="float">
            <text:p>1585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4337" calcext:value-type="float">
            <text:p>4337</text:p>
          </table:table-cell>
          <table:table-cell table:style-name="ce27" office:value-type="float" office:value="901" calcext:value-type="float">
            <text:p>901</text:p>
          </table:table-cell>
          <table:table-cell table:style-name="ce27" office:value-type="float" office:value="4709" calcext:value-type="float">
            <text:p>4709</text:p>
          </table:table-cell>
          <table:table-cell table:style-name="ce27" office:value-type="float" office:value="754" calcext:value-type="float">
            <text:p>754</text:p>
          </table:table-cell>
          <table:table-cell table:style-name="ce17" office:value-type="float" office:value="1089" calcext:value-type="float">
            <text:p>1089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460" calcext:value-type="float">
            <text:p>1460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338" calcext:value-type="float">
            <text:p>338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46" calcext:value-type="float">
            <text:p>14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3400" calcext:value-type="float">
            <text:p>340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4181" calcext:value-type="float">
            <text:p>4181</text:p>
          </table:table-cell>
          <table:table-cell table:style-name="ce27" office:value-type="float" office:value="625" calcext:value-type="float">
            <text:p>625</text:p>
          </table:table-cell>
          <table:table-cell table:style-name="ce27" office:value-type="float" office:value="4616" calcext:value-type="float">
            <text:p>4616</text:p>
          </table:table-cell>
          <table:table-cell table:style-name="ce27" office:value-type="float" office:value="765" calcext:value-type="float">
            <text:p>765</text:p>
          </table:table-cell>
          <table:table-cell table:style-name="ce17" office:value-type="float" office:value="1234" calcext:value-type="float">
            <text:p>1234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89" calcext:value-type="float">
            <text:p>1289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400" calcext:value-type="float">
            <text:p>400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3673" calcext:value-type="float">
            <text:p>3673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4325" calcext:value-type="float">
            <text:p>4325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4802" calcext:value-type="float">
            <text:p>4802</text:p>
          </table:table-cell>
          <table:table-cell table:style-name="ce27" office:value-type="float" office:value="925" calcext:value-type="float">
            <text:p>925</text:p>
          </table:table-cell>
          <table:table-cell table:style-name="ce17" office:value-type="float" office:value="1130" calcext:value-type="float">
            <text:p>1130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373" calcext:value-type="float">
            <text:p>1373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292" calcext:value-type="float">
            <text:p>292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2861" calcext:value-type="float">
            <text:p>2861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4181" calcext:value-type="float">
            <text:p>4181</text:p>
          </table:table-cell>
          <table:table-cell table:style-name="ce27" office:value-type="float" office:value="533" calcext:value-type="float">
            <text:p>533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697" calcext:value-type="float">
            <text:p>697</text:p>
          </table:table-cell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429" calcext:value-type="float">
            <text:p>1429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609" calcext:value-type="float">
            <text:p>1609</text:p>
          </table:table-cell>
          <table:table-cell table:style-name="ce17" office:value-type="float" office:value="328" calcext:value-type="float">
            <text:p>328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3626" calcext:value-type="float">
            <text:p>3626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4250" calcext:value-type="float">
            <text:p>4250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4804" calcext:value-type="float">
            <text:p>4804</text:p>
          </table:table-cell>
          <table:table-cell table:style-name="ce27" office:value-type="float" office:value="949" calcext:value-type="float">
            <text:p>949</text:p>
          </table:table-cell>
          <table:table-cell table:style-name="ce17" office:value-type="float" office:value="1090" calcext:value-type="float">
            <text:p>109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370" calcext:value-type="float">
            <text:p>1370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234" calcext:value-type="float">
            <text:p>234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16" calcext:value-type="float">
            <text:p>11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3445" calcext:value-type="float">
            <text:p>3445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4001" calcext:value-type="float">
            <text:p>4001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4709" calcext:value-type="float">
            <text:p>4709</text:p>
          </table:table-cell>
          <table:table-cell table:style-name="ce27" office:value-type="float" office:value="754" calcext:value-type="float">
            <text:p>754</text:p>
          </table:table-cell>
          <table:table-cell table:style-name="ce17" office:value-type="float" office:value="865" calcext:value-type="float">
            <text:p>865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402" calcext:value-type="float">
            <text:p>1402</text:p>
          </table:table-cell>
          <table:table-cell table:style-name="ce17" office:value-type="float" office:value="234" calcext:value-type="float">
            <text:p>234</text:p>
          </table:table-cell>
          <table:table-cell table:style-name="ce17" office:value-type="float" office:value="1613" calcext:value-type="float">
            <text:p>1613</text:p>
          </table:table-cell>
          <table:table-cell table:style-name="ce17" office:value-type="float" office:value="325" calcext:value-type="float">
            <text:p>325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3242" calcext:value-type="float">
            <text:p>3242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4325" calcext:value-type="float">
            <text:p>4325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4804" calcext:value-type="float">
            <text:p>4804</text:p>
          </table:table-cell>
          <table:table-cell table:style-name="ce27" office:value-type="float" office:value="689" calcext:value-type="float">
            <text:p>689</text:p>
          </table:table-cell>
          <table:table-cell table:style-name="ce17" office:value-type="float" office:value="1025" calcext:value-type="float">
            <text:p>10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394" calcext:value-type="float">
            <text:p>1394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164" calcext:value-type="float">
            <text:p>164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48" calcext:value-type="float">
            <text:p>14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2689" calcext:value-type="float">
            <text:p>2689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4021" calcext:value-type="float">
            <text:p>4021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4804" calcext:value-type="float">
            <text:p>4804</text:p>
          </table:table-cell>
          <table:table-cell table:style-name="ce27" office:value-type="float" office:value="802" calcext:value-type="float">
            <text:p>802</text:p>
          </table:table-cell>
          <table:table-cell table:style-name="ce17" office:value-type="float" office:value="698" calcext:value-type="float">
            <text:p>698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460" calcext:value-type="float">
            <text:p>1460</text:p>
          </table:table-cell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1649" calcext:value-type="float">
            <text:p>1649</text:p>
          </table:table-cell>
          <table:table-cell table:style-name="ce17" office:value-type="float" office:value="289" calcext:value-type="float">
            <text:p>289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48" calcext:value-type="float">
            <text:p>14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3077" calcext:value-type="float">
            <text:p>3077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4082" calcext:value-type="float">
            <text:p>4082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4802" calcext:value-type="float">
            <text:p>4802</text:p>
          </table:table-cell>
          <table:table-cell table:style-name="ce27" office:value-type="float" office:value="845" calcext:value-type="float">
            <text:p>845</text:p>
          </table:table-cell>
          <table:table-cell table:style-name="ce17" office:value-type="float" office:value="1249" calcext:value-type="float">
            <text:p>1249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12" calcext:value-type="float">
            <text:p>1412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305" calcext:value-type="float">
            <text:p>305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106" calcext:value-type="float">
            <text:p>10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2">
          <table:table-cell table:number-columns-repeated="11"/>
          <table:table-cell table:style-name="ce3" table:number-columns-repeated="3"/>
          <table:table-cell table:style-name="ce24"/>
          <table:table-cell table:style-name="ce3" table:number-columns-repeated="5"/>
          <table:table-cell table:number-columns-repeated="10"/>
          <table:table-cell table:style-name="ce27" office:value-type="float" office:value="2516" calcext:value-type="float">
            <text:p>2516</text:p>
          </table:table-cell>
          <table:table-cell table:style-name="ce27" office:value-type="float" office:value="488" calcext:value-type="float">
            <text:p>488</text:p>
          </table:table-cell>
          <table:table-cell table:style-name="ce27" office:value-type="float" office:value="3890" calcext:value-type="float">
            <text:p>3890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928" calcext:value-type="float">
            <text:p>928</text:p>
          </table:table-cell>
          <table:table-cell table:style-name="ce17" office:value-type="float" office:value="697" calcext:value-type="float">
            <text:p>697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1492" calcext:value-type="float">
            <text:p>1492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602" calcext:value-type="float">
            <text:p>1602</text:p>
          </table:table-cell>
          <table:table-cell table:style-name="ce17" office:value-type="float" office:value="250" calcext:value-type="float">
            <text:p>250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16" calcext:value-type="float">
            <text:p>116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2448" calcext:value-type="float">
            <text:p>2448</text:p>
          </table:table-cell>
          <table:table-cell table:style-name="ce27" office:value-type="float" office:value="653" calcext:value-type="float">
            <text:p>653</text:p>
          </table:table-cell>
          <table:table-cell table:style-name="ce27" office:value-type="float" office:value="4329" calcext:value-type="float">
            <text:p>432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4802" calcext:value-type="float">
            <text:p>4802</text:p>
          </table:table-cell>
          <table:table-cell table:style-name="ce27" office:value-type="float" office:value="962" calcext:value-type="float">
            <text:p>962</text:p>
          </table:table-cell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1346" calcext:value-type="float">
            <text:p>1346</text:p>
          </table:table-cell>
          <table:table-cell table:style-name="ce17" office:value-type="float" office:value="365" calcext:value-type="float">
            <text:p>365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298" calcext:value-type="float">
            <text:p>298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0"/>
          <table:table-cell table:style-name="ce27" office:value-type="float" office:value="2570" calcext:value-type="float">
            <text:p>2570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4100" calcext:value-type="float">
            <text:p>410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4610" calcext:value-type="float">
            <text:p>4610</text:p>
          </table:table-cell>
          <table:table-cell table:style-name="ce27" office:value-type="float" office:value="800" calcext:value-type="float">
            <text:p>800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365" calcext:value-type="float">
            <text:p>365</text:p>
          </table:table-cell>
          <table:table-cell table:style-name="ce17" office:value-type="float" office:value="1346" calcext:value-type="float">
            <text:p>1346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1609" calcext:value-type="float">
            <text:p>1609</text:p>
          </table:table-cell>
          <table:table-cell table:style-name="ce17" office:value-type="float" office:value="274" calcext:value-type="float">
            <text:p>274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3" table:number-columns-repeated="20"/>
          <table:table-cell table:number-columns-repeated="10"/>
          <table:table-cell table:style-name="ce27" office:value-type="float" office:value="1970" calcext:value-type="float">
            <text:p>197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4420" calcext:value-type="float">
            <text:p>4420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4804" calcext:value-type="float">
            <text:p>4804</text:p>
          </table:table-cell>
          <table:table-cell table:style-name="ce27" office:value-type="float" office:value="916" calcext:value-type="float">
            <text:p>916</text:p>
          </table:table-cell>
          <table:table-cell table:style-name="ce17" office:value-type="float" office:value="949" calcext:value-type="float">
            <text:p>949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530" calcext:value-type="float">
            <text:p>1530</text:p>
          </table:table-cell>
          <table:table-cell table:style-name="ce17" office:value-type="float" office:value="196" calcext:value-type="float">
            <text:p>196</text:p>
          </table:table-cell>
          <table:table-cell table:style-name="ce17" office:value-type="float" office:value="1664" calcext:value-type="float">
            <text:p>1664</text:p>
          </table:table-cell>
          <table:table-cell table:style-name="ce17" office:value-type="float" office:value="185" calcext:value-type="float">
            <text:p>185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3" table:number-columns-repeated="20"/>
          <table:table-cell table:number-columns-repeated="10"/>
          <table:table-cell table:style-name="ce27" office:value-type="float" office:value="3284" calcext:value-type="float">
            <text:p>3284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4240" calcext:value-type="float">
            <text:p>4240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4709" calcext:value-type="float">
            <text:p>4709</text:p>
          </table:table-cell>
          <table:table-cell table:style-name="ce27" office:value-type="float" office:value="740" calcext:value-type="float">
            <text:p>740</text:p>
          </table:table-cell>
          <table:table-cell table:style-name="ce17" office:value-type="float" office:value="1192" calcext:value-type="float">
            <text:p>1192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433" calcext:value-type="float">
            <text:p>1433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3" table:number-columns-repeated="20"/>
          <table:table-cell table:number-columns-repeated="10"/>
          <table:table-cell table:style-name="ce27" office:value-type="float" office:value="3285" calcext:value-type="float">
            <text:p>3285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3748" calcext:value-type="float">
            <text:p>3748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740" calcext:value-type="float">
            <text:p>740</text:p>
          </table:table-cell>
          <table:table-cell table:style-name="ce17" office:value-type="float" office:value="965" calcext:value-type="float">
            <text:p>965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377" calcext:value-type="float">
            <text:p>1377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681" calcext:value-type="float">
            <text:p>1681</text:p>
          </table:table-cell>
          <table:table-cell table:style-name="ce17" office:value-type="float" office:value="242" calcext:value-type="float">
            <text:p>242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20"/>
          <table:table-cell table:number-columns-repeated="10"/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232" calcext:value-type="float">
            <text:p>4232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4610" calcext:value-type="float">
            <text:p>4610</text:p>
          </table:table-cell>
          <table:table-cell table:style-name="ce27" office:value-type="float" office:value="1044" calcext:value-type="float">
            <text:p>1044</text:p>
          </table:table-cell>
          <table:table-cell table:style-name="ce17" office:value-type="float" office:value="1241" calcext:value-type="float">
            <text:p>124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448" calcext:value-type="float">
            <text:p>1448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305" calcext:value-type="float">
            <text:p>305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490" calcext:value-type="float">
            <text:p>3490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3880" calcext:value-type="float">
            <text:p>3880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842" calcext:value-type="float">
            <text:p>842</text:p>
          </table:table-cell>
          <table:table-cell table:style-name="ce17" office:value-type="float" office:value="697" calcext:value-type="float">
            <text:p>697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373" calcext:value-type="float">
            <text:p>1373</text:p>
          </table:table-cell>
          <table:table-cell table:style-name="ce17" office:value-type="float" office:value="272" calcext:value-type="float">
            <text:p>272</text:p>
          </table:table-cell>
          <table:table-cell table:style-name="ce17" office:value-type="float" office:value="1765" calcext:value-type="float">
            <text:p>1765</text:p>
          </table:table-cell>
          <table:table-cell table:style-name="ce17" office:value-type="float" office:value="229" calcext:value-type="float">
            <text:p>229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026" calcext:value-type="float">
            <text:p>3026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4420" calcext:value-type="float">
            <text:p>4420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4610" calcext:value-type="float">
            <text:p>4610</text:p>
          </table:table-cell>
          <table:table-cell table:style-name="ce27" office:value-type="float" office:value="794" calcext:value-type="float">
            <text:p>794</text:p>
          </table:table-cell>
          <table:table-cell table:style-name="ce17" office:value-type="float" office:value="1042" calcext:value-type="float">
            <text:p>1042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1360" calcext:value-type="float">
            <text:p>1360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780" calcext:value-type="float">
            <text:p>1780</text:p>
          </table:table-cell>
          <table:table-cell table:style-name="ce17" office:value-type="float" office:value="234" calcext:value-type="float">
            <text:p>234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90" calcext:value-type="float">
            <text:p>9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984" calcext:value-type="float">
            <text:p>2984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4165" calcext:value-type="float">
            <text:p>4165</text:p>
          </table:table-cell>
          <table:table-cell table:style-name="ce27" office:value-type="float" office:value="593" calcext:value-type="float">
            <text:p>593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729" calcext:value-type="float">
            <text:p>729</text:p>
          </table:table-cell>
          <table:table-cell table:style-name="ce17" office:value-type="float" office:value="1082" calcext:value-type="float">
            <text:p>1082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313" calcext:value-type="float">
            <text:p>1313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320" calcext:value-type="float">
            <text:p>320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725" calcext:value-type="float">
            <text:p>2725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4050" calcext:value-type="float">
            <text:p>4050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4525" calcext:value-type="float">
            <text:p>4525</text:p>
          </table:table-cell>
          <table:table-cell table:style-name="ce27" office:value-type="float" office:value="754" calcext:value-type="float">
            <text:p>754</text:p>
          </table:table-cell>
          <table:table-cell table:style-name="ce17" office:value-type="float" office:value="1060" calcext:value-type="float">
            <text:p>106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298" calcext:value-type="float">
            <text:p>298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68" calcext:value-type="float">
            <text:p>6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796" calcext:value-type="float">
            <text:p>3796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4100" calcext:value-type="float">
            <text:p>4100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4709" calcext:value-type="float">
            <text:p>4709</text:p>
          </table:table-cell>
          <table:table-cell table:style-name="ce27" office:value-type="float" office:value="850" calcext:value-type="float">
            <text:p>850</text:p>
          </table:table-cell>
          <table:table-cell table:style-name="ce17" office:value-type="float" office:value="720" calcext:value-type="float">
            <text:p>720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394" calcext:value-type="float">
            <text:p>1394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274" calcext:value-type="float">
            <text:p>274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22" calcext:value-type="float">
            <text:p>12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405" calcext:value-type="float">
            <text:p>2405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965" calcext:value-type="float">
            <text:p>3965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4802" calcext:value-type="float">
            <text:p>4802</text:p>
          </table:table-cell>
          <table:table-cell table:style-name="ce27" office:value-type="float" office:value="925" calcext:value-type="float">
            <text:p>925</text:p>
          </table:table-cell>
          <table:table-cell table:style-name="ce17" office:value-type="float" office:value="1153" calcext:value-type="float">
            <text:p>1153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1325" calcext:value-type="float">
            <text:p>1325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370" calcext:value-type="float">
            <text:p>370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64" calcext:value-type="float">
            <text:p>16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957" calcext:value-type="float">
            <text:p>2957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4153" calcext:value-type="float">
            <text:p>4153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797" calcext:value-type="float">
            <text:p>797</text:p>
          </table:table-cell>
          <table:table-cell table:style-name="ce17" office:value-type="float" office:value="1109" calcext:value-type="float">
            <text:p>1109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346" calcext:value-type="float">
            <text:p>1346</text:p>
          </table:table-cell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588" calcext:value-type="float">
            <text:p>1588</text:p>
          </table:table-cell>
          <table:table-cell table:style-name="ce17" office:value-type="float" office:value="305" calcext:value-type="float">
            <text:p>305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106" calcext:value-type="float">
            <text:p>10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916" calcext:value-type="float">
            <text:p>916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4052" calcext:value-type="float">
            <text:p>4052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909" calcext:value-type="float">
            <text:p>909</text:p>
          </table:table-cell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1352" calcext:value-type="float">
            <text:p>1352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float" office:value="289" calcext:value-type="float">
            <text:p>289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89" calcext:value-type="float">
            <text:p>8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026" calcext:value-type="float">
            <text:p>3026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973" calcext:value-type="float">
            <text:p>3973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725" calcext:value-type="float">
            <text:p>725</text:p>
          </table:table-cell>
          <table:table-cell table:style-name="ce17" office:value-type="float" office:value="1193" calcext:value-type="float">
            <text:p>1193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1557" calcext:value-type="float">
            <text:p>1557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649" calcext:value-type="float">
            <text:p>1649</text:p>
          </table:table-cell>
          <table:table-cell table:style-name="ce17" office:value-type="float" office:value="445" calcext:value-type="float">
            <text:p>445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1850" calcext:value-type="float">
            <text:p>1850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4436" calcext:value-type="float">
            <text:p>4436</text:p>
          </table:table-cell>
          <table:table-cell table:style-name="ce27" office:value-type="float" office:value="685" calcext:value-type="float">
            <text:p>685</text:p>
          </table:table-cell>
          <table:table-cell table:style-name="ce27" office:value-type="float" office:value="4802" calcext:value-type="float">
            <text:p>4802</text:p>
          </table:table-cell>
          <table:table-cell table:style-name="ce27" office:value-type="float" office:value="754" calcext:value-type="float">
            <text:p>754</text:p>
          </table:table-cell>
          <table:table-cell table:style-name="ce17" office:value-type="float" office:value="1537" calcext:value-type="float">
            <text:p>1537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602" calcext:value-type="float">
            <text:p>1602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float" office:value="324" calcext:value-type="float">
            <text:p>324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762" calcext:value-type="float">
            <text:p>2762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4426" calcext:value-type="float">
            <text:p>4426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4616" calcext:value-type="float">
            <text:p>4616</text:p>
          </table:table-cell>
          <table:table-cell table:style-name="ce27" office:value-type="float" office:value="757" calcext:value-type="float">
            <text:p>757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469" calcext:value-type="float">
            <text:p>1469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557" calcext:value-type="float">
            <text:p>1557</text:p>
          </table:table-cell>
          <table:table-cell table:style-name="ce17" office:value-type="float" office:value="290" calcext:value-type="float">
            <text:p>290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490" calcext:value-type="float">
            <text:p>3490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3706" calcext:value-type="float">
            <text:p>3706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808" calcext:value-type="float">
            <text:p>808</text:p>
          </table:table-cell>
          <table:table-cell table:style-name="ce17" office:value-type="float" office:value="970" calcext:value-type="float">
            <text:p>970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413" calcext:value-type="float">
            <text:p>1413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225" calcext:value-type="float">
            <text:p>225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48" calcext:value-type="float">
            <text:p>14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4250" calcext:value-type="float">
            <text:p>4250</text:p>
          </table:table-cell>
          <table:table-cell table:style-name="ce27" office:value-type="float" office:value="637" calcext:value-type="float">
            <text:p>637</text:p>
          </table:table-cell>
          <table:table-cell table:style-name="ce27" office:value-type="float" office:value="4709" calcext:value-type="float">
            <text:p>4709</text:p>
          </table:table-cell>
          <table:table-cell table:style-name="ce27" office:value-type="float" office:value="905" calcext:value-type="float">
            <text:p>905</text:p>
          </table:table-cell>
          <table:table-cell table:style-name="ce17" office:value-type="float" office:value="1229" calcext:value-type="float">
            <text:p>122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1360" calcext:value-type="float">
            <text:p>1360</text:p>
          </table:table-cell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1773" calcext:value-type="float">
            <text:p>1773</text:p>
          </table:table-cell>
          <table:table-cell table:style-name="ce17" office:value-type="float" office:value="340" calcext:value-type="float">
            <text:p>340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233" calcext:value-type="float">
            <text:p>3233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4436" calcext:value-type="float">
            <text:p>4436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1160" calcext:value-type="float">
            <text:p>1160</text:p>
          </table:table-cell>
          <table:table-cell table:style-name="ce17" office:value-type="float" office:value="1114" calcext:value-type="float">
            <text:p>1114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346" calcext:value-type="float">
            <text:p>1346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293" calcext:value-type="float">
            <text:p>293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06" calcext:value-type="float">
            <text:p>10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229" calcext:value-type="float">
            <text:p>3229</text:p>
          </table:table-cell>
          <table:table-cell table:style-name="ce27" office:value-type="float" office:value="346" calcext:value-type="float">
            <text:p>346</text:p>
          </table:table-cell>
          <table:table-cell table:style-name="ce27" office:value-type="float" office:value="4165" calcext:value-type="float">
            <text:p>4165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680" calcext:value-type="float">
            <text:p>680</text:p>
          </table:table-cell>
          <table:table-cell table:style-name="ce17" office:value-type="float" office:value="1117" calcext:value-type="float">
            <text:p>111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325" calcext:value-type="float">
            <text:p>13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274" calcext:value-type="float">
            <text:p>274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180" calcext:value-type="float">
            <text:p>2180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4100" calcext:value-type="float">
            <text:p>4100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809" calcext:value-type="float">
            <text:p>809</text:p>
          </table:table-cell>
          <table:table-cell table:style-name="ce17" office:value-type="float" office:value="1352" calcext:value-type="float">
            <text:p>1352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537" calcext:value-type="float">
            <text:p>1537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029" calcext:value-type="float">
            <text:p>302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4165" calcext:value-type="float">
            <text:p>4165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4709" calcext:value-type="float">
            <text:p>4709</text:p>
          </table:table-cell>
          <table:table-cell table:style-name="ce27" office:value-type="float" office:value="757" calcext:value-type="float">
            <text:p>757</text:p>
          </table:table-cell>
          <table:table-cell table:style-name="ce17" office:value-type="float" office:value="832" calcext:value-type="float">
            <text:p>832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490" calcext:value-type="float">
            <text:p>1490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1765" calcext:value-type="float">
            <text:p>1765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589" calcext:value-type="float">
            <text:p>3589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3845" calcext:value-type="float">
            <text:p>3845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873" calcext:value-type="float">
            <text:p>873</text:p>
          </table:table-cell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301" calcext:value-type="float">
            <text:p>1301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685" calcext:value-type="float">
            <text:p>1685</text:p>
          </table:table-cell>
          <table:table-cell table:style-name="ce17" office:value-type="float" office:value="234" calcext:value-type="float">
            <text:p>234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885" calcext:value-type="float">
            <text:p>2885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4349" calcext:value-type="float">
            <text:p>4349</text:p>
          </table:table-cell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833" calcext:value-type="float">
            <text:p>833</text:p>
          </table:table-cell>
          <table:table-cell table:style-name="ce17" office:value-type="float" office:value="866" calcext:value-type="float">
            <text:p>86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525" calcext:value-type="float">
            <text:p>1525</text:p>
          </table:table-cell>
          <table:table-cell table:style-name="ce17" office:value-type="float" office:value="356" calcext:value-type="float">
            <text:p>356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176" calcext:value-type="float">
            <text:p>3176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3985" calcext:value-type="float">
            <text:p>3985</text:p>
          </table:table-cell>
          <table:table-cell table:style-name="ce27" office:value-type="float" office:value="617" calcext:value-type="float">
            <text:p>617</text:p>
          </table:table-cell>
          <table:table-cell table:style-name="ce27" office:value-type="float" office:value="4709" calcext:value-type="float">
            <text:p>4709</text:p>
          </table:table-cell>
          <table:table-cell table:style-name="ce27" office:value-type="float" office:value="1097" calcext:value-type="float">
            <text:p>1097</text:p>
          </table:table-cell>
          <table:table-cell table:style-name="ce17" office:value-type="float" office:value="997" calcext:value-type="float">
            <text:p>997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040" calcext:value-type="float">
            <text:p>1040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570" calcext:value-type="float">
            <text:p>1570</text:p>
          </table:table-cell>
          <table:table-cell table:style-name="ce17" office:value-type="float" office:value="305" calcext:value-type="float">
            <text:p>305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698" calcext:value-type="float">
            <text:p>3698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4349" calcext:value-type="float">
            <text:p>4349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4804" calcext:value-type="float">
            <text:p>4804</text:p>
          </table:table-cell>
          <table:table-cell table:style-name="ce27" office:value-type="float" office:value="689" calcext:value-type="float">
            <text:p>689</text:p>
          </table:table-cell>
          <table:table-cell table:style-name="ce17" office:value-type="float" office:value="1060" calcext:value-type="float">
            <text:p>1060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210" calcext:value-type="float">
            <text:p>121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274" calcext:value-type="float">
            <text:p>274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17" calcext:value-type="float">
            <text:p>117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938" calcext:value-type="float">
            <text:p>2938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4426" calcext:value-type="float">
            <text:p>4426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4426" calcext:value-type="float">
            <text:p>4426</text:p>
          </table:table-cell>
          <table:table-cell table:style-name="ce27" office:value-type="float" office:value="757" calcext:value-type="float">
            <text:p>757</text:p>
          </table:table-cell>
          <table:table-cell table:style-name="ce17" office:value-type="float" office:value="1053" calcext:value-type="float">
            <text:p>1053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226" calcext:value-type="float">
            <text:p>1226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765" calcext:value-type="float">
            <text:p>1765</text:p>
          </table:table-cell>
          <table:table-cell table:style-name="ce17" office:value-type="float" office:value="392" calcext:value-type="float">
            <text:p>392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82" calcext:value-type="float">
            <text:p>8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762" calcext:value-type="float">
            <text:p>2762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4337" calcext:value-type="float">
            <text:p>4337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4802" calcext:value-type="float">
            <text:p>4802</text:p>
          </table:table-cell>
          <table:table-cell table:style-name="ce27" office:value-type="float" office:value="901" calcext:value-type="float">
            <text:p>901</text:p>
          </table:table-cell>
          <table:table-cell table:style-name="ce17" office:value-type="float" office:value="1241" calcext:value-type="float">
            <text:p>124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258" calcext:value-type="float">
            <text:p>1258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1649" calcext:value-type="float">
            <text:p>1649</text:p>
          </table:table-cell>
          <table:table-cell table:style-name="ce17" office:value-type="float" office:value="333" calcext:value-type="float">
            <text:p>333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30" calcext:value-type="float">
            <text:p>13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536" calcext:value-type="float">
            <text:p>3536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4153" calcext:value-type="float">
            <text:p>4153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666" calcext:value-type="float">
            <text:p>666</text:p>
          </table:table-cell>
          <table:table-cell table:style-name="ce17" office:value-type="float" office:value="1440" calcext:value-type="float">
            <text:p>1440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1289" calcext:value-type="float">
            <text:p>1289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557" calcext:value-type="float">
            <text:p>1557</text:p>
          </table:table-cell>
          <table:table-cell table:style-name="ce17" office:value-type="float" office:value="373" calcext:value-type="float">
            <text:p>373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17" calcext:value-type="float">
            <text:p>11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1690" calcext:value-type="float">
            <text:p>1690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4337" calcext:value-type="float">
            <text:p>4337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804" calcext:value-type="float">
            <text:p>4804</text:p>
          </table:table-cell>
          <table:table-cell table:style-name="ce27" office:value-type="float" office:value="784" calcext:value-type="float">
            <text:p>784</text:p>
          </table:table-cell>
          <table:table-cell table:style-name="ce17" office:value-type="float" office:value="1010" calcext:value-type="float">
            <text:p>1010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360" calcext:value-type="float">
            <text:p>1360</text:p>
          </table:table-cell>
          <table:table-cell table:style-name="ce17" office:value-type="float" office:value="425" calcext:value-type="float">
            <text:p>425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325" calcext:value-type="float">
            <text:p>325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98" calcext:value-type="float">
            <text:p>9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113" calcext:value-type="float">
            <text:p>2113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4050" calcext:value-type="float">
            <text:p>4050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730" calcext:value-type="float">
            <text:p>730</text:p>
          </table:table-cell>
          <table:table-cell table:style-name="ce17" office:value-type="float" office:value="833" calcext:value-type="float">
            <text:p>833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378" calcext:value-type="float">
            <text:p>1378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float" office:value="314" calcext:value-type="float">
            <text:p>314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90" calcext:value-type="float">
            <text:p>9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600" calcext:value-type="float">
            <text:p>2600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3904" calcext:value-type="float">
            <text:p>3904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810" calcext:value-type="float">
            <text:p>810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1649" calcext:value-type="float">
            <text:p>1649</text:p>
          </table:table-cell>
          <table:table-cell table:style-name="ce17" office:value-type="float" office:value="340" calcext:value-type="float">
            <text:p>340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16" calcext:value-type="float">
            <text:p>11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465" calcext:value-type="float">
            <text:p>2465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3965" calcext:value-type="float">
            <text:p>3965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4901" calcext:value-type="float">
            <text:p>4901</text:p>
          </table:table-cell>
          <table:table-cell table:style-name="ce27" office:value-type="float" office:value="842" calcext:value-type="float">
            <text:p>842</text:p>
          </table:table-cell>
          <table:table-cell table:style-name="ce17" office:value-type="float" office:value="1009" calcext:value-type="float">
            <text:p>1009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1450" calcext:value-type="float">
            <text:p>1450</text:p>
          </table:table-cell>
          <table:table-cell table:style-name="ce17" office:value-type="float" office:value="324" calcext:value-type="float">
            <text:p>324</text:p>
          </table:table-cell>
          <table:table-cell table:style-name="ce17" office:value-type="float" office:value="1525" calcext:value-type="float">
            <text:p>1525</text:p>
          </table:table-cell>
          <table:table-cell table:style-name="ce17" office:value-type="float" office:value="370" calcext:value-type="float">
            <text:p>370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3181" calcext:value-type="float">
            <text:p>3181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4153" calcext:value-type="float">
            <text:p>4153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4804" calcext:value-type="float">
            <text:p>4804</text:p>
          </table:table-cell>
          <table:table-cell table:style-name="ce27" office:value-type="float" office:value="853" calcext:value-type="float">
            <text:p>853</text:p>
          </table:table-cell>
          <table:table-cell table:style-name="ce17" office:value-type="float" office:value="1445" calcext:value-type="float">
            <text:p>1445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1508" calcext:value-type="float">
            <text:p>1508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1530" calcext:value-type="float">
            <text:p>1530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97" calcext:value-type="float">
            <text:p>97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477" calcext:value-type="float">
            <text:p>2477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3904" calcext:value-type="float">
            <text:p>3904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565" calcext:value-type="float">
            <text:p>565</text:p>
          </table:table-cell>
          <table:table-cell table:style-name="ce17" office:value-type="float" office:value="1332" calcext:value-type="float">
            <text:p>1332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320" calcext:value-type="float">
            <text:p>320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22" calcext:value-type="float">
            <text:p>12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4"/>
          <table:table-cell table:style-name="ce27" office:value-type="float" office:value="2600" calcext:value-type="float">
            <text:p>2600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4234" calcext:value-type="float">
            <text:p>4234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4709" calcext:value-type="float">
            <text:p>4709</text:p>
          </table:table-cell>
          <table:table-cell table:style-name="ce27" office:value-type="float" office:value="820" calcext:value-type="float">
            <text:p>820</text:p>
          </table:table-cell>
          <table:table-cell table:style-name="ce17" office:value-type="float" office:value="905" calcext:value-type="float">
            <text:p>90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348" calcext:value-type="float">
            <text:p>1348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353" calcext:value-type="float">
            <text:p>353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122" calcext:value-type="float">
            <text:p>12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16"/>
          <table:table-cell office:value-type="float" office:value="4325" calcext:value-type="float">
            <text:p>4325</text:p>
          </table:table-cell>
          <table:table-cell table:number-columns-repeated="991"/>
        </table:table-row>
        <table:table-row table:style-name="ro1">
          <table:table-cell table:style-name="ce3" table:number-columns-repeated="16"/>
          <table:table-cell table:number-columns-repeated="16"/>
          <table:table-cell office:value-type="float" office:value="4420" calcext:value-type="float">
            <text:p>4420</text:p>
          </table:table-cell>
          <table:table-cell table:number-columns-repeated="991"/>
        </table:table-row>
        <table:table-row table:style-name="ro1">
          <table:table-cell table:style-name="ce3" table:number-columns-repeated="16"/>
          <table:table-cell table:number-columns-repeated="16"/>
          <table:table-cell office:value-type="float" office:value="3922" calcext:value-type="float">
            <text:p>3922</text:p>
          </table:table-cell>
          <table:table-cell table:number-columns-repeated="991"/>
        </table:table-row>
        <table:table-row table:style-name="ro1" table:number-rows-repeated="129">
          <table:table-cell table:style-name="ce3" table:number-columns-repeated="16"/>
          <table:table-cell table:number-columns-repeated="1008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style-name="ce4" table:number-columns-repeated="7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style-name="ce4" table:number-columns-repeated="7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style-name="ce3" table:number-columns-repeated="10"/>
          <table:table-cell table:number-columns-repeated="1014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.00.0000</text:date>, <text:time style:data-style-name="N2" text:time-value="23:04:47.575212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6-12T23:06:43.879313065</dc:date>
    <meta:editing-duration>PT2H1M13S</meta:editing-duration>
    <meta:editing-cycles>37</meta:editing-cycles>
    <meta:generator>LibreOffice/6.0.7.3$Linux_X86_64 LibreOffice_project/00m0$Build-3</meta:generator>
    <meta:document-statistic meta:table-count="1" meta:cell-count="3953" meta:object-count="0"/>
  </office:meta>
</office:document-meta>
</file>